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>
      <style:graphic-properties draw:textarea-vertical-align="middl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118cm" fo:min-width="0.87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85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707cm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3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39cm" svg:height="0.246cm" svg:x="14.87cm" svg:y="14.064cm" svg:viewBox="0 0 391 247" svg:d="M0 247c98 0 391-82 391-144s-9-103-107-103c0 61-286 61-284 247z">
              <text:p/>
            </draw:path>
            <draw:g>
              <draw:polygon draw:style-name="gr2" draw:text-style-name="P2" draw:layer="layout" svg:width="0.178cm" svg:height="0.205cm" svg:x="14.726cm" svg:y="14.106cm" svg:viewBox="0 0 179 206" draw:points="0,124 35,0 179,83 143,206">
                <text:p/>
              </draw:polygon>
              <draw:polygon draw:style-name="gr3" draw:text-style-name="P3" draw:layer="layout" svg:width="0.392cm" svg:height="0.226cm" svg:x="14.761cm" svg:y="13.962cm" svg:viewBox="0 0 393 227" draw:points="0,144 72,83 179,20 250,0 393,83 321,103 214,165 143,227">
                <text:p/>
              </draw:polygon>
              <draw:path draw:style-name="gr4" draw:text-style-name="P4" draw:layer="layout" svg:width="0.32cm" svg:height="0.267cm" svg:x="14.868cm" svg:y="14.044cm" svg:viewBox="0 0 321 268" svg:d="M321 83c0-124-71-83-142-42-72 42-144 42-179 227 0 0 143-82 321-185z">
                <text:p/>
              </draw:path>
              <draw:path draw:style-name="gr5" draw:text-style-name="P5" draw:layer="layout" svg:width="0.464cm" svg:height="0.349cm" svg:x="14.726cm" svg:y="13.962cm" svg:viewBox="0 0 465 350" svg:d="M286 0c-72 20-72 20-143 61-36 22-108 42-143 207 72 41 72 41 143 82 40-18 250-144 322-185 0-104-72-104-179-165z">
                <text:p/>
              </draw:path>
            </draw:g>
          </draw:g>
          <draw:g>
            <draw:path draw:style-name="gr6" draw:text-style-name="P1" draw:layer="layout" svg:width="0.642cm" svg:height="0.494cm" svg:x="14.547cm" svg:y="13.074cm" svg:viewBox="0 0 643 495" svg:d="M2 495c98 0 641-21 641-206 0-186-186-289-285-289 0 61-392 41-356 495z">
              <text:p/>
            </draw:path>
            <draw:g>
              <draw:polygon draw:style-name="gr7" draw:text-style-name="P2" draw:layer="layout" svg:width="0.356cm" svg:height="0.288cm" svg:x="14.189cm" svg:y="13.281cm" svg:viewBox="0 0 357 289" draw:points="0,83 0,0 357,206 357,289">
                <text:p/>
              </draw:polygon>
              <draw:polygon draw:style-name="gr8" draw:text-style-name="P2" draw:layer="layout" svg:width="0.356cm" svg:height="0.349cm" svg:x="14.475cm" svg:y="12.971cm" svg:viewBox="0 0 357 350" draw:points="0,144 0,0 357,206 357,350">
                <text:p/>
              </draw:polygon>
              <draw:polygon draw:style-name="gr9" draw:text-style-name="P3" draw:layer="layout" svg:width="0.642cm" svg:height="0.37cm" svg:x="14.189cm" svg:y="13.115cm" svg:viewBox="0 0 643 371" draw:points="0,165 286,0 643,206 357,371">
                <text:p/>
              </draw:polygon>
              <draw:line draw:style-name="gr10" draw:text-style-name="P6" draw:layer="layout" svg:x1="14.475cm" svg:y1="13.115cm" svg:x2="14.832cm" svg:y2="13.321cm">
                <text:p/>
              </draw:line>
              <draw:polygon draw:style-name="gr11" draw:text-style-name="P4" draw:layer="layout" svg:width="0.356cm" svg:height="0.349cm" svg:x="14.547cm" svg:y="13.218cm" svg:viewBox="0 0 357 350" draw:points="0,350 0,268 286,103 286,0 357,41 357,144">
                <text:p/>
              </draw:polygon>
              <draw:polygon draw:style-name="gr12" draw:text-style-name="P2" draw:layer="layout" svg:width="1.142cm" svg:height="1.567cm" svg:x="13.796cm" svg:y="11.713cm" svg:viewBox="0 0 1143 1568" draw:points="0,908 0,0 1143,660 1143,1568">
                <text:p/>
              </draw:polygon>
              <draw:polygon draw:style-name="gr13" draw:text-style-name="P7" draw:layer="layout" svg:width="1.071cm" svg:height="1.443cm" svg:x="13.833cm" svg:y="11.775cm" svg:viewBox="0 0 1072 1444" draw:points="0,825 0,0 1072,619 1072,1444">
                <text:p/>
              </draw:polygon>
              <draw:polygon draw:style-name="gr14" draw:text-style-name="P3" draw:layer="layout" svg:width="1.213cm" svg:height="0.7cm" svg:x="13.796cm" svg:y="11.672cm" svg:viewBox="0 0 1214 701" draw:points="1143,701 0,41 72,0 1214,660">
                <text:p/>
              </draw:polygon>
              <draw:polygon draw:style-name="gr15" draw:text-style-name="P4" draw:layer="layout" svg:width="0.071cm" svg:height="0.948cm" svg:x="14.94cm" svg:y="12.332cm" svg:viewBox="0 0 72 949" draw:points="0,949 0,41 72,0 72,908">
                <text:p/>
              </draw:polygon>
              <draw:polygon draw:style-name="gr16" draw:text-style-name="P5" draw:layer="layout" svg:width="1.213cm" svg:height="1.897cm" svg:x="13.796cm" svg:y="11.672cm" svg:viewBox="0 0 1214 1898" draw:points="72,0 1214,660 1214,1568 1143,1609 1107,1588 1107,1691 750,1898 393,1691 393,1609 679,1444 679,1341 0,949 0,41">
                <text:p/>
              </draw:polygon>
            </draw:g>
          </draw:g>
          <draw:g>
            <draw:path draw:style-name="gr17" draw:text-style-name="P1" draw:layer="layout" svg:width="0.464cm" svg:height="0.246cm" svg:x="14.403cm" svg:y="13.837cm" svg:viewBox="0 0 465 247" svg:d="M2 247c99 0 463-103 463-164 0-63-9-83-107-83 0 61-393 41-356 247z">
              <text:p/>
            </draw:path>
            <draw:g>
              <draw:polygon draw:style-name="gr18" draw:text-style-name="P3" draw:layer="layout" svg:width="1.534cm" svg:height="0.886cm" svg:x="13.261cm" svg:y="13.136cm" svg:viewBox="0 0 1535 887" draw:points="1143,887 0,227 393,0 1535,660">
                <text:p/>
              </draw:polygon>
              <draw:polygon draw:style-name="gr19" draw:text-style-name="P8" draw:layer="layout" svg:width="1.034cm" svg:height="0.597cm" svg:x="13.368cm" svg:y="13.198cm" svg:viewBox="0 0 1035 598" draw:points="0,165 286,0 1035,433 750,598">
                <text:p/>
              </draw:polygon>
              <draw:polygon draw:style-name="gr20" draw:text-style-name="P8" draw:layer="layout" svg:width="0.499cm" svg:height="0.288cm" svg:x="14.189cm" svg:y="13.673cm" svg:viewBox="0 0 500 289" draw:points="0,165 286,0 500,124 214,289">
                <text:p/>
              </draw:polygon>
              <draw:polygon draw:style-name="gr21" draw:text-style-name="P4" draw:layer="layout" svg:width="0.392cm" svg:height="0.308cm" svg:x="14.404cm" svg:y="13.796cm" svg:viewBox="0 0 393 309" draw:points="0,309 0,227 393,0 393,83">
                <text:p/>
              </draw:polygon>
              <draw:line draw:style-name="gr22" draw:text-style-name="P6" draw:layer="layout" svg:x1="13.439cm" svg:y1="13.322cm" svg:x2="14.189cm" svg:y2="13.755cm">
                <text:p/>
              </draw:line>
              <draw:line draw:style-name="gr23" draw:text-style-name="P6" draw:layer="layout" svg:x1="13.511cm" svg:y1="13.281cm" svg:x2="14.261cm" svg:y2="13.714cm">
                <text:p/>
              </draw:line>
              <draw:line draw:style-name="gr24" draw:text-style-name="P6" draw:layer="layout" svg:x1="13.582cm" svg:y1="13.24cm" svg:x2="14.332cm" svg:y2="13.673cm">
                <text:p/>
              </draw:line>
              <draw:line draw:style-name="gr25" draw:text-style-name="P6" draw:layer="layout" svg:x1="14.261cm" svg:y1="13.631cm" svg:x2="14.333cm" svg:y2="13.59cm">
                <text:p/>
              </draw:line>
              <draw:line draw:style-name="gr26" draw:text-style-name="P6" draw:layer="layout" svg:x1="14.189cm" svg:y1="13.589cm" svg:x2="14.261cm" svg:y2="13.548cm">
                <text:p/>
              </draw:line>
              <draw:line draw:style-name="gr27" draw:text-style-name="P6" draw:layer="layout" svg:x1="14.118cm" svg:y1="13.548cm" svg:x2="14.19cm" svg:y2="13.507cm">
                <text:p/>
              </draw:line>
              <draw:line draw:style-name="gr28" draw:text-style-name="P6" draw:layer="layout" svg:x1="14.154cm" svg:y1="13.651cm" svg:x2="14.226cm" svg:y2="13.61cm">
                <text:p/>
              </draw:line>
              <draw:line draw:style-name="gr29" draw:text-style-name="P6" draw:layer="layout" svg:x1="14.082cm" svg:y1="13.611cm" svg:x2="14.154cm" svg:y2="13.57cm">
                <text:p/>
              </draw:line>
              <draw:line draw:style-name="gr30" draw:text-style-name="P6" draw:layer="layout" svg:x1="14.011cm" svg:y1="13.569cm" svg:x2="14.083cm" svg:y2="13.528cm">
                <text:p/>
              </draw:line>
              <draw:line draw:style-name="gr31" draw:text-style-name="P6" draw:layer="layout" svg:x1="14.047cm" svg:y1="13.507cm" svg:x2="14.119cm" svg:y2="13.466cm">
                <text:p/>
              </draw:line>
              <draw:line draw:style-name="gr32" draw:text-style-name="P6" draw:layer="layout" svg:x1="13.94cm" svg:y1="13.528cm" svg:x2="14.012cm" svg:y2="13.487cm">
                <text:p/>
              </draw:line>
              <draw:line draw:style-name="gr33" draw:text-style-name="P6" draw:layer="layout" svg:x1="13.975cm" svg:y1="13.466cm" svg:x2="14.047cm" svg:y2="13.425cm">
                <text:p/>
              </draw:line>
              <draw:line draw:style-name="gr34" draw:text-style-name="P6" draw:layer="layout" svg:x1="13.904cm" svg:y1="13.425cm" svg:x2="13.976cm" svg:y2="13.384cm">
                <text:p/>
              </draw:line>
              <draw:line draw:style-name="gr35" draw:text-style-name="P6" draw:layer="layout" svg:x1="13.833cm" svg:y1="13.384cm" svg:x2="13.905cm" svg:y2="13.343cm">
                <text:p/>
              </draw:line>
              <draw:line draw:style-name="gr36" draw:text-style-name="P6" draw:layer="layout" svg:x1="13.868cm" svg:y1="13.486cm" svg:x2="13.94cm" svg:y2="13.445cm">
                <text:p/>
              </draw:line>
              <draw:line draw:style-name="gr37" draw:text-style-name="P6" draw:layer="layout" svg:x1="13.796cm" svg:y1="13.445cm" svg:x2="13.868cm" svg:y2="13.404cm">
                <text:p/>
              </draw:line>
              <draw:line draw:style-name="gr38" draw:text-style-name="P6" draw:layer="layout" svg:x1="13.726cm" svg:y1="13.404cm" svg:x2="13.798cm" svg:y2="13.363cm">
                <text:p/>
              </draw:line>
              <draw:line draw:style-name="gr39" draw:text-style-name="P6" draw:layer="layout" svg:x1="13.761cm" svg:y1="13.342cm" svg:x2="13.833cm" svg:y2="13.301cm">
                <text:p/>
              </draw:line>
              <draw:line draw:style-name="gr40" draw:text-style-name="P6" draw:layer="layout" svg:x1="13.654cm" svg:y1="13.363cm" svg:x2="13.726cm" svg:y2="13.322cm">
                <text:p/>
              </draw:line>
              <draw:line draw:style-name="gr41" draw:text-style-name="P6" draw:layer="layout" svg:x1="13.689cm" svg:y1="13.301cm" svg:x2="13.761cm" svg:y2="13.26cm">
                <text:p/>
              </draw:line>
              <draw:line draw:style-name="gr42" draw:text-style-name="P6" draw:layer="layout" svg:x1="13.618cm" svg:y1="13.259cm" svg:x2="13.69cm" svg:y2="13.218cm">
                <text:p/>
              </draw:line>
              <draw:line draw:style-name="gr43" draw:text-style-name="P6" draw:layer="layout" svg:x1="13.582cm" svg:y1="13.322cm" svg:x2="13.654cm" svg:y2="13.281cm">
                <text:p/>
              </draw:line>
              <draw:line draw:style-name="gr44" draw:text-style-name="P6" draw:layer="layout" svg:x1="14.047cm" svg:y1="13.672cm" svg:x2="14.119cm" svg:y2="13.631cm">
                <text:p/>
              </draw:line>
              <draw:line draw:style-name="gr45" draw:text-style-name="P6" draw:layer="layout" svg:x1="13.975cm" svg:y1="13.631cm" svg:x2="14.047cm" svg:y2="13.59cm">
                <text:p/>
              </draw:line>
              <draw:line draw:style-name="gr46" draw:text-style-name="P6" draw:layer="layout" svg:x1="13.904cm" svg:y1="13.589cm" svg:x2="13.976cm" svg:y2="13.548cm">
                <text:p/>
              </draw:line>
              <draw:line draw:style-name="gr47" draw:text-style-name="P6" draw:layer="layout" svg:x1="13.868cm" svg:y1="13.651cm" svg:x2="13.94cm" svg:y2="13.61cm">
                <text:p/>
              </draw:line>
              <draw:line draw:style-name="gr48" draw:text-style-name="P6" draw:layer="layout" svg:x1="13.796cm" svg:y1="13.611cm" svg:x2="13.868cm" svg:y2="13.57cm">
                <text:p/>
              </draw:line>
              <draw:line draw:style-name="gr49" draw:text-style-name="P6" draw:layer="layout" svg:x1="13.833cm" svg:y1="13.548cm" svg:x2="13.905cm" svg:y2="13.507cm">
                <text:p/>
              </draw:line>
              <draw:line draw:style-name="gr50" draw:text-style-name="P6" draw:layer="layout" svg:x1="13.761cm" svg:y1="13.507cm" svg:x2="13.833cm" svg:y2="13.466cm">
                <text:p/>
              </draw:line>
              <draw:line draw:style-name="gr51" draw:text-style-name="P6" draw:layer="layout" svg:x1="13.689cm" svg:y1="13.466cm" svg:x2="13.761cm" svg:y2="13.425cm">
                <text:p/>
              </draw:line>
              <draw:line draw:style-name="gr52" draw:text-style-name="P6" draw:layer="layout" svg:x1="13.618cm" svg:y1="13.425cm" svg:x2="13.69cm" svg:y2="13.384cm">
                <text:p/>
              </draw:line>
              <draw:line draw:style-name="gr53" draw:text-style-name="P6" draw:layer="layout" svg:x1="13.511cm" svg:y1="13.445cm" svg:x2="13.583cm" svg:y2="13.404cm">
                <text:p/>
              </draw:line>
              <draw:line draw:style-name="gr54" draw:text-style-name="P6" draw:layer="layout" svg:x1="13.547cm" svg:y1="13.384cm" svg:x2="13.619cm" svg:y2="13.343cm">
                <text:p/>
              </draw:line>
              <draw:line draw:style-name="gr55" draw:text-style-name="P6" draw:layer="layout" svg:x1="13.439cm" svg:y1="13.404cm" svg:x2="13.511cm" svg:y2="13.363cm">
                <text:p/>
              </draw:line>
              <draw:line draw:style-name="gr56" draw:text-style-name="P6" draw:layer="layout" svg:x1="14.011cm" svg:y1="13.734cm" svg:x2="14.083cm" svg:y2="13.693cm">
                <text:p/>
              </draw:line>
              <draw:line draw:style-name="gr57" draw:text-style-name="P6" draw:layer="layout" svg:x1="13.94cm" svg:y1="13.693cm" svg:x2="14.012cm" svg:y2="13.652cm">
                <text:p/>
              </draw:line>
              <draw:line draw:style-name="gr58" draw:text-style-name="P6" draw:layer="layout" svg:x1="14.261cm" svg:y1="13.879cm" svg:x2="14.547cm" svg:y2="13.714cm">
                <text:p/>
              </draw:line>
              <draw:line draw:style-name="gr59" draw:text-style-name="P6" draw:layer="layout" svg:x1="14.333cm" svg:y1="13.92cm" svg:x2="14.619cm" svg:y2="13.755cm">
                <text:p/>
              </draw:line>
              <draw:line draw:style-name="gr60" draw:text-style-name="P6" draw:layer="layout" svg:x1="14.404cm" svg:y1="13.714cm" svg:x2="14.618cm" svg:y2="13.838cm">
                <text:p/>
              </draw:line>
              <draw:line draw:style-name="gr61" draw:text-style-name="P6" draw:layer="layout" svg:x1="14.333cm" svg:y1="13.755cm" svg:x2="14.547cm" svg:y2="13.879cm">
                <text:p/>
              </draw:line>
              <draw:line draw:style-name="gr62" draw:text-style-name="P6" draw:layer="layout" svg:x1="14.261cm" svg:y1="13.796cm" svg:x2="14.404cm" svg:y2="13.879cm">
                <text:p/>
              </draw:line>
              <draw:polygon draw:style-name="gr63" draw:text-style-name="P2" draw:layer="layout" svg:width="1.142cm" svg:height="0.741cm" svg:x="13.261cm" svg:y="13.363cm" svg:viewBox="0 0 1143 742" draw:points="0,83 0,0 1143,660 1143,742">
                <text:p/>
              </draw:polygon>
              <draw:polygon draw:style-name="gr64" draw:text-style-name="P5" draw:layer="layout" svg:width="1.534cm" svg:height="0.968cm" svg:x="13.261cm" svg:y="13.136cm" svg:viewBox="0 0 1535 969" draw:points="393,0 1535,660 1535,742 1143,969 0,309 0,227">
                <text:p/>
              </draw:polygon>
            </draw:g>
          </draw:g>
        </draw:g>
        <draw:g xml:id="id1" draw:id="id1">
          <draw:glue-point draw:id="4" svg:x="0cm" svg:y="0cm"/>
          <draw:glue-point draw:id="5" svg:x="0cm" svg:y="0cm"/>
          <draw:glue-point draw:id="6" svg:x="0cm" svg:y="0cm"/>
          <draw:glue-point draw:id="7" svg:x="0cm" svg:y="0cm"/>
          <draw:glue-point draw:id="8" svg:x="0cm" svg:y="0cm"/>
          <draw:glue-point draw:id="9" svg:x="0cm" svg:y="0cm"/>
          <draw:glue-point draw:id="10" svg:x="0cm" svg:y="0cm"/>
          <draw:glue-point draw:id="11" svg:x="0cm" svg:y="0cm"/>
          <draw:g>
            <draw:path draw:style-name="gr65" draw:text-style-name="P1" draw:layer="layout" svg:width="0.39cm" svg:height="0.243cm" svg:x="14.871cm" svg:y="10.675cm" svg:viewBox="0 0 391 244" svg:d="M0 244c98 0 391-81 391-142 0-62-9-102-107-102 0 61-286 61-284 244z">
              <text:p/>
            </draw:path>
            <draw:g>
              <draw:polygon draw:style-name="gr66" draw:text-style-name="P2" draw:layer="layout" svg:width="0.178cm" svg:height="0.203cm" svg:x="14.727cm" svg:y="10.716cm" svg:viewBox="0 0 179 204" draw:points="0,122 35,0 179,82 143,204">
                <text:p/>
              </draw:polygon>
              <draw:polygon draw:style-name="gr67" draw:text-style-name="P3" draw:layer="layout" svg:width="0.392cm" svg:height="0.223cm" svg:x="14.762cm" svg:y="10.574cm" svg:viewBox="0 0 393 224" draw:points="0,142 72,82 179,20 250,0 393,82 321,102 214,163 143,224">
                <text:p/>
              </draw:polygon>
              <draw:path draw:style-name="gr68" draw:text-style-name="P4" draw:layer="layout" svg:width="0.32cm" svg:height="0.264cm" svg:x="14.869cm" svg:y="10.655cm" svg:viewBox="0 0 321 265" svg:d="M321 82c0-123-71-82-142-42-72 42-144 42-179 225 0 0 143-81 321-183z">
                <text:p/>
              </draw:path>
              <draw:path draw:style-name="gr69" draw:text-style-name="P5" draw:layer="layout" svg:width="0.464cm" svg:height="0.345cm" svg:x="14.727cm" svg:y="10.574cm" svg:viewBox="0 0 465 346" svg:d="M286 0c-72 20-72 20-143 61-36 21-108 41-143 204 72 41 72 41 143 81 40-18 250-142 322-183 0-102-72-102-179-163z">
                <text:p/>
              </draw:path>
            </draw:g>
          </draw:g>
          <draw:g>
            <draw:path draw:style-name="gr70" draw:text-style-name="P1" draw:layer="layout" svg:width="0.642cm" svg:height="0.489cm" svg:x="14.548cm" svg:y="9.696cm" svg:viewBox="0 0 643 490" svg:d="M2 490c98 0 641-21 641-204 0-184-186-286-285-286 0 61-392 40-356 490z">
              <text:p/>
            </draw:path>
            <draw:g>
              <draw:polygon draw:style-name="gr71" draw:text-style-name="P2" draw:layer="layout" svg:width="0.356cm" svg:height="0.285cm" svg:x="14.19cm" svg:y="9.9cm" svg:viewBox="0 0 357 286" draw:points="0,82 0,0 357,204 357,286">
                <text:p/>
              </draw:polygon>
              <draw:polygon draw:style-name="gr72" draw:text-style-name="P2" draw:layer="layout" svg:width="0.356cm" svg:height="0.345cm" svg:x="14.476cm" svg:y="9.594cm" svg:viewBox="0 0 357 346" draw:points="0,142 0,0 357,204 357,346">
                <text:p/>
              </draw:polygon>
              <draw:polygon draw:style-name="gr73" draw:text-style-name="P3" draw:layer="layout" svg:width="0.642cm" svg:height="0.366cm" svg:x="14.19cm" svg:y="9.737cm" svg:viewBox="0 0 643 367" draw:points="0,163 286,0 643,204 357,367">
                <text:p/>
              </draw:polygon>
              <draw:line draw:style-name="gr74" draw:text-style-name="P6" draw:layer="layout" svg:x1="14.476cm" svg:y1="9.737cm" svg:x2="14.833cm" svg:y2="9.941cm">
                <text:p/>
              </draw:line>
              <draw:polygon draw:style-name="gr75" draw:text-style-name="P4" draw:layer="layout" svg:width="0.356cm" svg:height="0.345cm" svg:x="14.548cm" svg:y="9.839cm" svg:viewBox="0 0 357 346" draw:points="0,346 0,265 286,102 286,0 357,40 357,142">
                <text:p/>
              </draw:polygon>
              <draw:polygon draw:style-name="gr76" draw:text-style-name="P2" draw:layer="layout" svg:width="1.142cm" svg:height="1.549cm" svg:x="13.797cm" svg:y="8.35cm" svg:viewBox="0 0 1143 1550" draw:points="0,898 0,0 1143,652 1143,1550">
                <text:p/>
              </draw:polygon>
              <draw:polygon draw:style-name="gr77" draw:text-style-name="P7" draw:layer="layout" svg:width="1.071cm" svg:height="1.427cm" svg:x="13.834cm" svg:y="8.412cm" svg:viewBox="0 0 1072 1428" draw:points="0,816 0,0 1072,612 1072,1428">
                <text:p/>
              </draw:polygon>
              <draw:polygon draw:style-name="gr78" draw:text-style-name="P3" draw:layer="layout" svg:width="1.213cm" svg:height="0.692cm" svg:x="13.797cm" svg:y="8.31cm" svg:viewBox="0 0 1214 693" draw:points="1143,693 0,40 72,0 1214,652">
                <text:p/>
              </draw:polygon>
              <draw:polygon draw:style-name="gr79" draw:text-style-name="P4" draw:layer="layout" svg:width="0.071cm" svg:height="0.937cm" svg:x="14.941cm" svg:y="8.962cm" svg:viewBox="0 0 72 938" draw:points="0,938 0,40 72,0 72,898">
                <text:p/>
              </draw:polygon>
              <draw:polygon draw:style-name="gr80" draw:text-style-name="P5" draw:layer="layout" svg:width="1.213cm" svg:height="1.875cm" svg:x="13.797cm" svg:y="8.31cm" svg:viewBox="0 0 1214 1876" draw:points="72,0 1214,652 1214,1550 1143,1590 1107,1570 1107,1672 750,1876 393,1672 393,1590 679,1428 679,1326 0,938 0,40">
                <text:p/>
              </draw:polygon>
            </draw:g>
          </draw:g>
          <draw:g>
            <draw:path draw:style-name="gr81" draw:text-style-name="P1" draw:layer="layout" svg:width="0.464cm" svg:height="0.243cm" svg:x="14.404cm" svg:y="10.451cm" svg:viewBox="0 0 465 244" svg:d="M2 244c99 0 463-102 463-162 0-62-9-82-107-82 0 61-393 40-356 244z">
              <text:p/>
            </draw:path>
            <draw:g>
              <draw:polygon draw:style-name="gr82" draw:text-style-name="P3" draw:layer="layout" svg:width="1.534cm" svg:height="0.876cm" svg:x="13.262cm" svg:y="9.757cm" svg:viewBox="0 0 1535 877" draw:points="1143,877 0,224 393,0 1535,652">
                <text:p/>
              </draw:polygon>
              <draw:polygon draw:style-name="gr83" draw:text-style-name="P8" draw:layer="layout" svg:width="1.034cm" svg:height="0.591cm" svg:x="13.369cm" svg:y="9.819cm" svg:viewBox="0 0 1035 592" draw:points="0,163 286,0 1035,428 750,592">
                <text:p/>
              </draw:polygon>
              <draw:polygon draw:style-name="gr84" draw:text-style-name="P8" draw:layer="layout" svg:width="0.499cm" svg:height="0.285cm" svg:x="14.19cm" svg:y="10.288cm" svg:viewBox="0 0 500 286" draw:points="0,163 286,0 500,122 214,286">
                <text:p/>
              </draw:polygon>
              <draw:polygon draw:style-name="gr85" draw:text-style-name="P4" draw:layer="layout" svg:width="0.392cm" svg:height="0.305cm" svg:x="14.405cm" svg:y="10.41cm" svg:viewBox="0 0 393 306" draw:points="0,306 0,224 393,0 393,82">
                <text:p/>
              </draw:polygon>
              <draw:line draw:style-name="gr86" draw:text-style-name="P6" draw:layer="layout" svg:x1="13.44cm" svg:y1="9.941cm" svg:x2="14.19cm" svg:y2="10.369cm">
                <text:p/>
              </draw:line>
              <draw:line draw:style-name="gr87" draw:text-style-name="P6" draw:layer="layout" svg:x1="13.512cm" svg:y1="9.9cm" svg:x2="14.262cm" svg:y2="10.328cm">
                <text:p/>
              </draw:line>
              <draw:line draw:style-name="gr88" draw:text-style-name="P6" draw:layer="layout" svg:x1="13.583cm" svg:y1="9.86cm" svg:x2="14.333cm" svg:y2="10.288cm">
                <text:p/>
              </draw:line>
              <draw:line draw:style-name="gr89" draw:text-style-name="P6" draw:layer="layout" svg:x1="14.262cm" svg:y1="10.246cm" svg:x2="14.334cm" svg:y2="10.206cm">
                <text:p/>
              </draw:line>
              <draw:line draw:style-name="gr90" draw:text-style-name="P6" draw:layer="layout" svg:x1="14.19cm" svg:y1="10.205cm" svg:x2="14.262cm" svg:y2="10.165cm">
                <text:p/>
              </draw:line>
              <draw:line draw:style-name="gr91" draw:text-style-name="P6" draw:layer="layout" svg:x1="14.119cm" svg:y1="10.164cm" svg:x2="14.191cm" svg:y2="10.124cm">
                <text:p/>
              </draw:line>
              <draw:line draw:style-name="gr92" draw:text-style-name="P6" draw:layer="layout" svg:x1="14.155cm" svg:y1="10.266cm" svg:x2="14.227cm" svg:y2="10.226cm">
                <text:p/>
              </draw:line>
              <draw:line draw:style-name="gr93" draw:text-style-name="P6" draw:layer="layout" svg:x1="14.083cm" svg:y1="10.226cm" svg:x2="14.155cm" svg:y2="10.186cm">
                <text:p/>
              </draw:line>
              <draw:line draw:style-name="gr94" draw:text-style-name="P6" draw:layer="layout" svg:x1="14.012cm" svg:y1="10.185cm" svg:x2="14.084cm" svg:y2="10.145cm">
                <text:p/>
              </draw:line>
              <draw:line draw:style-name="gr95" draw:text-style-name="P6" draw:layer="layout" svg:x1="14.048cm" svg:y1="10.124cm" svg:x2="14.12cm" svg:y2="10.084cm">
                <text:p/>
              </draw:line>
              <draw:line draw:style-name="gr96" draw:text-style-name="P6" draw:layer="layout" svg:x1="13.94cm" svg:y1="10.144cm" svg:x2="14.012cm" svg:y2="10.104cm">
                <text:p/>
              </draw:line>
              <draw:line draw:style-name="gr97" draw:text-style-name="P6" draw:layer="layout" svg:x1="13.976cm" svg:y1="10.083cm" svg:x2="14.048cm" svg:y2="10.043cm">
                <text:p/>
              </draw:line>
              <draw:line draw:style-name="gr98" draw:text-style-name="P6" draw:layer="layout" svg:x1="13.905cm" svg:y1="10.042cm" svg:x2="13.977cm" svg:y2="10.002cm">
                <text:p/>
              </draw:line>
              <draw:line draw:style-name="gr99" draw:text-style-name="P6" draw:layer="layout" svg:x1="13.834cm" svg:y1="10.002cm" svg:x2="13.906cm" svg:y2="9.962cm">
                <text:p/>
              </draw:line>
              <draw:line draw:style-name="gr100" draw:text-style-name="P6" draw:layer="layout" svg:x1="13.869cm" svg:y1="10.103cm" svg:x2="13.941cm" svg:y2="10.063cm">
                <text:p/>
              </draw:line>
              <draw:line draw:style-name="gr101" draw:text-style-name="P6" draw:layer="layout" svg:x1="13.797cm" svg:y1="10.062cm" svg:x2="13.869cm" svg:y2="10.022cm">
                <text:p/>
              </draw:line>
              <draw:line draw:style-name="gr102" draw:text-style-name="P6" draw:layer="layout" svg:x1="13.727cm" svg:y1="10.022cm" svg:x2="13.799cm" svg:y2="9.982cm">
                <text:p/>
              </draw:line>
              <draw:line draw:style-name="gr103" draw:text-style-name="P6" draw:layer="layout" svg:x1="13.762cm" svg:y1="9.961cm" svg:x2="13.834cm" svg:y2="9.921cm">
                <text:p/>
              </draw:line>
              <draw:line draw:style-name="gr104" draw:text-style-name="P6" draw:layer="layout" svg:x1="13.655cm" svg:y1="9.981cm" svg:x2="13.727cm" svg:y2="9.941cm">
                <text:p/>
              </draw:line>
              <draw:line draw:style-name="gr105" draw:text-style-name="P6" draw:layer="layout" svg:x1="13.69cm" svg:y1="9.92cm" svg:x2="13.762cm" svg:y2="9.88cm">
                <text:p/>
              </draw:line>
              <draw:line draw:style-name="gr106" draw:text-style-name="P6" draw:layer="layout" svg:x1="13.619cm" svg:y1="9.879cm" svg:x2="13.691cm" svg:y2="9.839cm">
                <text:p/>
              </draw:line>
              <draw:line draw:style-name="gr107" draw:text-style-name="P6" draw:layer="layout" svg:x1="13.583cm" svg:y1="9.94cm" svg:x2="13.655cm" svg:y2="9.9cm">
                <text:p/>
              </draw:line>
              <draw:line draw:style-name="gr108" draw:text-style-name="P6" draw:layer="layout" svg:x1="14.048cm" svg:y1="10.287cm" svg:x2="14.12cm" svg:y2="10.247cm">
                <text:p/>
              </draw:line>
              <draw:line draw:style-name="gr109" draw:text-style-name="P6" draw:layer="layout" svg:x1="13.976cm" svg:y1="10.246cm" svg:x2="14.048cm" svg:y2="10.206cm">
                <text:p/>
              </draw:line>
              <draw:line draw:style-name="gr110" draw:text-style-name="P6" draw:layer="layout" svg:x1="13.905cm" svg:y1="10.205cm" svg:x2="13.977cm" svg:y2="10.165cm">
                <text:p/>
              </draw:line>
              <draw:line draw:style-name="gr111" draw:text-style-name="P6" draw:layer="layout" svg:x1="13.869cm" svg:y1="10.266cm" svg:x2="13.941cm" svg:y2="10.226cm">
                <text:p/>
              </draw:line>
              <draw:line draw:style-name="gr112" draw:text-style-name="P6" draw:layer="layout" svg:x1="13.797cm" svg:y1="10.226cm" svg:x2="13.869cm" svg:y2="10.186cm">
                <text:p/>
              </draw:line>
              <draw:line draw:style-name="gr113" draw:text-style-name="P6" draw:layer="layout" svg:x1="13.834cm" svg:y1="10.164cm" svg:x2="13.906cm" svg:y2="10.124cm">
                <text:p/>
              </draw:line>
              <draw:line draw:style-name="gr114" draw:text-style-name="P6" draw:layer="layout" svg:x1="13.762cm" svg:y1="10.124cm" svg:x2="13.834cm" svg:y2="10.084cm">
                <text:p/>
              </draw:line>
              <draw:line draw:style-name="gr115" draw:text-style-name="P6" draw:layer="layout" svg:x1="13.69cm" svg:y1="10.083cm" svg:x2="13.762cm" svg:y2="10.043cm">
                <text:p/>
              </draw:line>
              <draw:line draw:style-name="gr116" draw:text-style-name="P6" draw:layer="layout" svg:x1="13.619cm" svg:y1="10.042cm" svg:x2="13.691cm" svg:y2="10.002cm">
                <text:p/>
              </draw:line>
              <draw:line draw:style-name="gr117" draw:text-style-name="P6" draw:layer="layout" svg:x1="13.512cm" svg:y1="10.062cm" svg:x2="13.584cm" svg:y2="10.022cm">
                <text:p/>
              </draw:line>
              <draw:line draw:style-name="gr118" draw:text-style-name="P6" draw:layer="layout" svg:x1="13.548cm" svg:y1="10.002cm" svg:x2="13.62cm" svg:y2="9.962cm">
                <text:p/>
              </draw:line>
              <draw:line draw:style-name="gr119" draw:text-style-name="P6" draw:layer="layout" svg:x1="13.44cm" svg:y1="10.022cm" svg:x2="13.512cm" svg:y2="9.982cm">
                <text:p/>
              </draw:line>
              <draw:line draw:style-name="gr120" draw:text-style-name="P6" draw:layer="layout" svg:x1="14.012cm" svg:y1="10.348cm" svg:x2="14.084cm" svg:y2="10.308cm">
                <text:p/>
              </draw:line>
              <draw:line draw:style-name="gr121" draw:text-style-name="P6" draw:layer="layout" svg:x1="13.94cm" svg:y1="10.308cm" svg:x2="14.012cm" svg:y2="10.268cm">
                <text:p/>
              </draw:line>
              <draw:line draw:style-name="gr122" draw:text-style-name="P6" draw:layer="layout" svg:x1="14.262cm" svg:y1="10.491cm" svg:x2="14.548cm" svg:y2="10.328cm">
                <text:p/>
              </draw:line>
              <draw:line draw:style-name="gr123" draw:text-style-name="P6" draw:layer="layout" svg:x1="14.334cm" svg:y1="10.532cm" svg:x2="14.62cm" svg:y2="10.369cm">
                <text:p/>
              </draw:line>
              <draw:line draw:style-name="gr124" draw:text-style-name="P6" draw:layer="layout" svg:x1="14.405cm" svg:y1="10.328cm" svg:x2="14.619cm" svg:y2="10.45cm">
                <text:p/>
              </draw:line>
              <draw:line draw:style-name="gr125" draw:text-style-name="P6" draw:layer="layout" svg:x1="14.334cm" svg:y1="10.369cm" svg:x2="14.548cm" svg:y2="10.491cm">
                <text:p/>
              </draw:line>
              <draw:line draw:style-name="gr126" draw:text-style-name="P6" draw:layer="layout" svg:x1="14.262cm" svg:y1="10.41cm" svg:x2="14.405cm" svg:y2="10.492cm">
                <text:p/>
              </draw:line>
              <draw:polygon draw:style-name="gr127" draw:text-style-name="P2" draw:layer="layout" svg:width="1.142cm" svg:height="0.733cm" svg:x="13.262cm" svg:y="9.982cm" svg:viewBox="0 0 1143 734" draw:points="0,82 0,0 1143,652 1143,734">
                <text:p/>
              </draw:polygon>
              <draw:polygon draw:style-name="gr128" draw:text-style-name="P5" draw:layer="layout" svg:width="1.534cm" svg:height="0.957cm" svg:x="13.262cm" svg:y="9.757cm" svg:viewBox="0 0 1535 958" draw:points="393,0 1535,652 1535,734 1143,958 0,306 0,224">
                <text:p/>
              </draw:polygon>
            </draw:g>
          </draw:g>
        </draw:g>
        <draw:g xml:id="id2" draw:id="id2"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glue-point draw:id="27" svg:x="-4.318cm" svg:y="-1.875cm"/>
          <draw:glue-point draw:id="28" svg:x="-4.318cm" svg:y="-1.25cm"/>
          <draw:glue-point draw:id="29" svg:x="-4.148cm" svg:y="-1.562cm"/>
          <draw:glue-point draw:id="30" svg:x="-3.978cm" svg:y="-0.937cm"/>
          <draw:glue-point draw:id="31" svg:x="-3.637cm" svg:y="-1.25cm"/>
          <draw:glue-point draw:id="32" svg:x="-3.637cm" svg:y="-0.468cm"/>
          <draw:glue-point draw:id="33" svg:x="-3.298cm" svg:y="-0.937cm"/>
          <draw:glue-point draw:id="34" svg:x="-3.298cm" svg:y="-0.312cm"/>
          <draw:glue-point draw:id="35" svg:x="-2.787cm" svg:y="-0.312cm"/>
          <draw:glue-point draw:id="36" svg:x="-2.787cm" svg:y="0.312cm"/>
          <draw:glue-point draw:id="37" svg:x="-2.447cm" svg:y="0cm"/>
          <draw:glue-point draw:id="38" svg:x="-2.447cm" svg:y="0.781cm"/>
          <draw:glue-point draw:id="39" svg:x="-2.106cm" svg:y="0.312cm"/>
          <draw:glue-point draw:id="40" svg:x="-2.106cm" svg:y="0.937cm"/>
          <draw:glue-point draw:id="41" svg:x="-1.767cm" svg:y="0.468cm"/>
          <draw:glue-point draw:id="42" svg:x="-1.767cm" svg:y="1.25cm"/>
          <draw:glue-point draw:id="43" svg:x="-1.256cm" svg:y="1.093cm"/>
          <draw:glue-point draw:id="44" svg:x="-1.256cm" svg:y="1.718cm"/>
          <draw:glue-point draw:id="45" svg:x="-0.915cm" svg:y="1.406cm"/>
          <draw:glue-point draw:id="46" svg:x="-0.405cm" svg:y="1.718cm"/>
          <draw:glue-point draw:id="47" svg:x="-0.575cm" svg:y="2.343cm"/>
          <draw:glue-point draw:id="48" svg:x="-0.064cm" svg:y="2.031cm"/>
          <draw:glue-point draw:id="49" svg:x="-0.064cm" svg:y="2.812cm"/>
          <draw:glue-point draw:id="50" svg:x="-0.575cm" svg:y="-0.312cm"/>
          <draw:path draw:style-name="gr129" draw:text-style-name="P1" draw:layer="layout" svg:width="0.631cm" svg:height="0.507cm" svg:x="9.504cm" svg:y="13.116cm" svg:viewBox="0 0 632 508" svg:d="M0 508c96 0 632-203 632-305 0-101-255-203-352-203 0 61-280 426-280 508z">
            <text:p/>
          </draw:path>
          <draw:g>
            <draw:polygon draw:style-name="gr130" draw:text-style-name="P2" draw:layer="layout" svg:width="1.227cm" svg:height="0.914cm" svg:x="8.206cm" svg:y="12.669cm" svg:viewBox="0 0 1228 915" draw:points="0,203 0,0 1228,711 1228,915">
              <text:p/>
            </draw:polygon>
            <draw:polygon draw:style-name="gr131" draw:text-style-name="P9" draw:layer="layout" svg:width="0.525cm" svg:height="0.507cm" svg:x="9.434cm" svg:y="13.075cm" svg:viewBox="0 0 526 508" draw:points="0,508 0,305 526,0 526,203">
              <text:p/>
            </draw:polygon>
            <draw:polygon draw:style-name="gr132" draw:text-style-name="P3" draw:layer="layout" svg:width="1.753cm" svg:height="1.015cm" svg:x="8.206cm" svg:y="12.364cm" svg:viewBox="0 0 1754 1016" draw:points="1228,1016 0,305 526,0 1754,711">
              <text:p/>
            </draw:polygon>
            <draw:polygon draw:style-name="gr133" draw:text-style-name="P10" draw:layer="layout" svg:width="0.069cm" svg:height="0.121cm" svg:x="9.294cm" svg:y="13.36cm" svg:viewBox="0 0 70 122" draw:points="0,81 0,0 70,41 70,122">
              <text:p/>
            </draw:polygon>
            <draw:polygon draw:style-name="gr134" draw:text-style-name="P2" draw:layer="layout" svg:width="0.069cm" svg:height="0.243cm" svg:x="8.136cm" svg:y="12.628cm" svg:viewBox="0 0 70 244" draw:points="0,203 0,0 70,41 70,244">
              <text:p/>
            </draw:polygon>
            <draw:polygon draw:style-name="gr135" draw:text-style-name="P2" draw:layer="layout" svg:width="0.069cm" svg:height="0.243cm" svg:x="9.434cm" svg:y="13.38cm" svg:viewBox="0 0 70 244" draw:points="0,203 0,0 70,41 70,244">
              <text:p/>
            </draw:polygon>
            <draw:polygon draw:style-name="gr136" draw:text-style-name="P5" draw:layer="layout" svg:width="1.823cm" svg:height="1.259cm" svg:x="8.136cm" svg:y="12.364cm" svg:viewBox="0 0 1824 1260" draw:points="0,468 0,264 70,305 597,0 1824,711 1824,915 1368,1179 1368,1260">
              <text:p/>
            </draw:polygon>
            <draw:polygon draw:style-name="gr137" draw:text-style-name="P11" draw:layer="layout" svg:width="0.034cm" svg:height="0.06cm" svg:x="8.241cm" svg:y="12.811cm" svg:viewBox="0 0 35 61" draw:points="0,41 0,0 35,20 35,61">
              <text:p/>
            </draw:polygon>
            <draw:polygon draw:style-name="gr138" draw:text-style-name="P11" draw:layer="layout" svg:width="0.034cm" svg:height="0.06cm" svg:x="8.241cm" svg:y="12.73cm" svg:viewBox="0 0 35 61" draw:points="0,41 0,0 35,20 35,61">
              <text:p/>
            </draw:polygon>
            <draw:polygon draw:style-name="gr139" draw:text-style-name="P11" draw:layer="layout" svg:width="0.034cm" svg:height="0.06cm" svg:x="8.312cm" svg:y="12.852cm" svg:viewBox="0 0 35 61" draw:points="0,41 0,0 35,20 35,61">
              <text:p/>
            </draw:polygon>
            <draw:polygon draw:style-name="gr140" draw:text-style-name="P11" draw:layer="layout" svg:width="0.034cm" svg:height="0.06cm" svg:x="8.312cm" svg:y="12.77cm" svg:viewBox="0 0 35 61" draw:points="0,41 0,0 35,20 35,61">
              <text:p/>
            </draw:polygon>
            <draw:polygon draw:style-name="gr141" draw:text-style-name="P11" draw:layer="layout" svg:width="0.034cm" svg:height="0.06cm" svg:x="8.382cm" svg:y="12.893cm" svg:viewBox="0 0 35 61" draw:points="0,41 0,0 35,20 35,61">
              <text:p/>
            </draw:polygon>
            <draw:polygon draw:style-name="gr142" draw:text-style-name="P11" draw:layer="layout" svg:width="0.034cm" svg:height="0.06cm" svg:x="8.382cm" svg:y="12.811cm" svg:viewBox="0 0 35 61" draw:points="0,41 0,0 35,20 35,61">
              <text:p/>
            </draw:polygon>
            <draw:polygon draw:style-name="gr143" draw:text-style-name="P11" draw:layer="layout" svg:width="0.034cm" svg:height="0.06cm" svg:x="8.452cm" svg:y="12.933cm" svg:viewBox="0 0 35 61" draw:points="0,41 0,0 35,20 35,61">
              <text:p/>
            </draw:polygon>
            <draw:polygon draw:style-name="gr144" draw:text-style-name="P11" draw:layer="layout" svg:width="0.034cm" svg:height="0.06cm" svg:x="8.452cm" svg:y="12.852cm" svg:viewBox="0 0 35 61" draw:points="0,41 0,0 35,20 35,61">
              <text:p/>
            </draw:polygon>
            <draw:polygon draw:style-name="gr145" draw:text-style-name="P11" draw:layer="layout" svg:width="0.034cm" svg:height="0.06cm" svg:x="8.557cm" svg:y="12.994cm" svg:viewBox="0 0 35 61" draw:points="0,41 0,0 35,20 35,61">
              <text:p/>
            </draw:polygon>
            <draw:polygon draw:style-name="gr146" draw:text-style-name="P11" draw:layer="layout" svg:width="0.034cm" svg:height="0.06cm" svg:x="8.557cm" svg:y="12.913cm" svg:viewBox="0 0 35 61" draw:points="0,41 0,0 35,20 35,61">
              <text:p/>
            </draw:polygon>
            <draw:polygon draw:style-name="gr147" draw:text-style-name="P11" draw:layer="layout" svg:width="0.034cm" svg:height="0.06cm" svg:x="8.627cm" svg:y="13.035cm" svg:viewBox="0 0 35 61" draw:points="0,41 0,0 35,20 35,61">
              <text:p/>
            </draw:polygon>
            <draw:polygon draw:style-name="gr148" draw:text-style-name="P11" draw:layer="layout" svg:width="0.034cm" svg:height="0.06cm" svg:x="8.627cm" svg:y="12.953cm" svg:viewBox="0 0 35 61" draw:points="0,41 0,0 35,20 35,61">
              <text:p/>
            </draw:polygon>
            <draw:polygon draw:style-name="gr149" draw:text-style-name="P11" draw:layer="layout" svg:width="0.034cm" svg:height="0.06cm" svg:x="8.697cm" svg:y="13.075cm" svg:viewBox="0 0 35 61" draw:points="0,41 0,0 35,20 35,61">
              <text:p/>
            </draw:polygon>
            <draw:polygon draw:style-name="gr150" draw:text-style-name="P11" draw:layer="layout" svg:width="0.034cm" svg:height="0.06cm" svg:x="8.697cm" svg:y="12.994cm" svg:viewBox="0 0 35 61" draw:points="0,41 0,0 35,20 35,61">
              <text:p/>
            </draw:polygon>
            <draw:polygon draw:style-name="gr151" draw:text-style-name="P11" draw:layer="layout" svg:width="0.034cm" svg:height="0.06cm" svg:x="8.768cm" svg:y="13.116cm" svg:viewBox="0 0 35 61" draw:points="0,41 0,0 35,20 35,61">
              <text:p/>
            </draw:polygon>
            <draw:polygon draw:style-name="gr152" draw:text-style-name="P11" draw:layer="layout" svg:width="0.034cm" svg:height="0.06cm" svg:x="8.768cm" svg:y="13.035cm" svg:viewBox="0 0 35 61" draw:points="0,41 0,0 35,20 35,61">
              <text:p/>
            </draw:polygon>
            <draw:polygon draw:style-name="gr153" draw:text-style-name="P11" draw:layer="layout" svg:width="0.034cm" svg:height="0.06cm" svg:x="8.873cm" svg:y="13.177cm" svg:viewBox="0 0 35 61" draw:points="0,41 0,0 35,20 35,61">
              <text:p/>
            </draw:polygon>
            <draw:polygon draw:style-name="gr154" draw:text-style-name="P11" draw:layer="layout" svg:width="0.034cm" svg:height="0.06cm" svg:x="8.873cm" svg:y="13.095cm" svg:viewBox="0 0 35 61" draw:points="0,41 0,0 35,20 35,61">
              <text:p/>
            </draw:polygon>
            <draw:polygon draw:style-name="gr155" draw:text-style-name="P11" draw:layer="layout" svg:width="0.034cm" svg:height="0.06cm" svg:x="8.943cm" svg:y="13.218cm" svg:viewBox="0 0 35 61" draw:points="0,41 0,0 35,20 35,61">
              <text:p/>
            </draw:polygon>
            <draw:polygon draw:style-name="gr156" draw:text-style-name="P11" draw:layer="layout" svg:width="0.034cm" svg:height="0.06cm" svg:x="8.943cm" svg:y="13.136cm" svg:viewBox="0 0 35 61" draw:points="0,41 0,0 35,20 35,61">
              <text:p/>
            </draw:polygon>
            <draw:polygon draw:style-name="gr157" draw:text-style-name="P11" draw:layer="layout" svg:width="0.034cm" svg:height="0.06cm" svg:x="9.013cm" svg:y="13.258cm" svg:viewBox="0 0 35 61" draw:points="0,41 0,0 35,20 35,61">
              <text:p/>
            </draw:polygon>
            <draw:polygon draw:style-name="gr158" draw:text-style-name="P11" draw:layer="layout" svg:width="0.034cm" svg:height="0.06cm" svg:x="9.013cm" svg:y="13.177cm" svg:viewBox="0 0 35 61" draw:points="0,41 0,0 35,20 35,61">
              <text:p/>
            </draw:polygon>
            <draw:polygon draw:style-name="gr159" draw:text-style-name="P11" draw:layer="layout" svg:width="0.034cm" svg:height="0.06cm" svg:x="9.083cm" svg:y="13.299cm" svg:viewBox="0 0 35 61" draw:points="0,41 0,0 35,20 35,61">
              <text:p/>
            </draw:polygon>
            <draw:polygon draw:style-name="gr160" draw:text-style-name="P11" draw:layer="layout" svg:width="0.034cm" svg:height="0.06cm" svg:x="9.083cm" svg:y="13.218cm" svg:viewBox="0 0 35 61" draw:points="0,41 0,0 35,20 35,61">
              <text:p/>
            </draw:polygon>
          </draw:g>
        </draw:g>
        <draw:connector draw:style-name="gr161" draw:text-style-name="P12" draw:layer="layout" svg:x1="13.262cm" svg:y1="9.615cm" svg:x2="10.136cm" svg:y2="12.994cm" draw:start-shape="id1" draw:end-shape="id2" svg:d="M13262 9615h-1573v3379h-1553" svg:viewBox="0 0 3127 3380">
          <text:p/>
        </draw:connector>
        <draw:g xml:id="id4" draw:id="id4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62" draw:text-style-name="P1" draw:layer="layout" svg:width="0.39cm" svg:height="0.246cm" svg:x="14.869cm" svg:y="17.446cm" svg:viewBox="0 0 391 247" svg:d="M0 247c98 0 391-82 391-144s-9-103-107-103c0 61-286 61-284 247z">
              <text:p/>
            </draw:path>
            <draw:g>
              <draw:polygon draw:style-name="gr163" draw:text-style-name="P2" draw:layer="layout" svg:width="0.178cm" svg:height="0.205cm" svg:x="14.725cm" svg:y="17.488cm" svg:viewBox="0 0 179 206" draw:points="0,124 35,0 179,83 143,206">
                <text:p/>
              </draw:polygon>
              <draw:polygon draw:style-name="gr164" draw:text-style-name="P3" draw:layer="layout" svg:width="0.392cm" svg:height="0.226cm" svg:x="14.76cm" svg:y="17.344cm" svg:viewBox="0 0 393 227" draw:points="0,144 72,83 179,20 250,0 393,83 321,103 214,165 143,227">
                <text:p/>
              </draw:polygon>
              <draw:path draw:style-name="gr165" draw:text-style-name="P4" draw:layer="layout" svg:width="0.32cm" svg:height="0.267cm" svg:x="14.867cm" svg:y="17.426cm" svg:viewBox="0 0 321 268" svg:d="M321 83c0-124-71-83-142-42-72 42-144 42-179 227 0 0 143-82 321-185z">
                <text:p/>
              </draw:path>
              <draw:path draw:style-name="gr166" draw:text-style-name="P5" draw:layer="layout" svg:width="0.464cm" svg:height="0.349cm" svg:x="14.725cm" svg:y="17.344cm" svg:viewBox="0 0 465 350" svg:d="M286 0c-72 20-72 20-143 61-36 22-108 42-143 207 72 41 72 41 143 82 40-18 250-144 322-185 0-104-72-104-179-165z">
                <text:p/>
              </draw:path>
            </draw:g>
          </draw:g>
          <draw:g>
            <draw:path draw:style-name="gr167" draw:text-style-name="P1" draw:layer="layout" svg:width="0.642cm" svg:height="0.494cm" svg:x="14.546cm" svg:y="16.456cm" svg:viewBox="0 0 643 495" svg:d="M2 495c98 0 641-21 641-206 0-186-186-289-285-289 0 61-392 41-356 495z">
              <text:p/>
            </draw:path>
            <draw:g>
              <draw:polygon draw:style-name="gr168" draw:text-style-name="P2" draw:layer="layout" svg:width="0.356cm" svg:height="0.288cm" svg:x="14.188cm" svg:y="16.663cm" svg:viewBox="0 0 357 289" draw:points="0,83 0,0 357,206 357,289">
                <text:p/>
              </draw:polygon>
              <draw:polygon draw:style-name="gr169" draw:text-style-name="P2" draw:layer="layout" svg:width="0.356cm" svg:height="0.349cm" svg:x="14.474cm" svg:y="16.353cm" svg:viewBox="0 0 357 350" draw:points="0,144 0,0 357,206 357,350">
                <text:p/>
              </draw:polygon>
              <draw:polygon draw:style-name="gr170" draw:text-style-name="P3" draw:layer="layout" svg:width="0.642cm" svg:height="0.37cm" svg:x="14.188cm" svg:y="16.497cm" svg:viewBox="0 0 643 371" draw:points="0,165 286,0 643,206 357,371">
                <text:p/>
              </draw:polygon>
              <draw:line draw:style-name="gr171" draw:text-style-name="P6" draw:layer="layout" svg:x1="14.474cm" svg:y1="16.497cm" svg:x2="14.831cm" svg:y2="16.703cm">
                <text:p/>
              </draw:line>
              <draw:polygon draw:style-name="gr172" draw:text-style-name="P4" draw:layer="layout" svg:width="0.356cm" svg:height="0.349cm" svg:x="14.546cm" svg:y="16.6cm" svg:viewBox="0 0 357 350" draw:points="0,350 0,268 286,103 286,0 357,41 357,144">
                <text:p/>
              </draw:polygon>
              <draw:polygon draw:style-name="gr173" draw:text-style-name="P2" draw:layer="layout" svg:width="1.142cm" svg:height="1.567cm" svg:x="13.795cm" svg:y="15.095cm" svg:viewBox="0 0 1143 1568" draw:points="0,908 0,0 1143,660 1143,1568">
                <text:p/>
              </draw:polygon>
              <draw:polygon draw:style-name="gr174" draw:text-style-name="P7" draw:layer="layout" svg:width="1.071cm" svg:height="1.443cm" svg:x="13.832cm" svg:y="15.157cm" svg:viewBox="0 0 1072 1444" draw:points="0,825 0,0 1072,619 1072,1444">
                <text:p/>
              </draw:polygon>
              <draw:polygon draw:style-name="gr175" draw:text-style-name="P3" draw:layer="layout" svg:width="1.213cm" svg:height="0.7cm" svg:x="13.795cm" svg:y="15.054cm" svg:viewBox="0 0 1214 701" draw:points="1143,701 0,41 72,0 1214,660">
                <text:p/>
              </draw:polygon>
              <draw:polygon draw:style-name="gr176" draw:text-style-name="P4" draw:layer="layout" svg:width="0.071cm" svg:height="0.948cm" svg:x="14.939cm" svg:y="15.714cm" svg:viewBox="0 0 72 949" draw:points="0,949 0,41 72,0 72,908">
                <text:p/>
              </draw:polygon>
              <draw:polygon draw:style-name="gr177" draw:text-style-name="P5" draw:layer="layout" svg:width="1.213cm" svg:height="1.897cm" svg:x="13.795cm" svg:y="15.054cm" svg:viewBox="0 0 1214 1898" draw:points="72,0 1214,660 1214,1568 1143,1609 1107,1588 1107,1691 750,1898 393,1691 393,1609 679,1444 679,1341 0,949 0,41">
                <text:p/>
              </draw:polygon>
            </draw:g>
          </draw:g>
          <draw:g>
            <draw:path draw:style-name="gr178" draw:text-style-name="P1" draw:layer="layout" svg:width="0.464cm" svg:height="0.246cm" svg:x="14.402cm" svg:y="17.219cm" svg:viewBox="0 0 465 247" svg:d="M2 247c99 0 463-103 463-164 0-63-9-83-107-83 0 61-393 41-356 247z">
              <text:p/>
            </draw:path>
            <draw:g>
              <draw:polygon draw:style-name="gr179" draw:text-style-name="P3" draw:layer="layout" svg:width="1.534cm" svg:height="0.886cm" svg:x="13.26cm" svg:y="16.518cm" svg:viewBox="0 0 1535 887" draw:points="1143,887 0,227 393,0 1535,660">
                <text:p/>
              </draw:polygon>
              <draw:polygon draw:style-name="gr180" draw:text-style-name="P8" draw:layer="layout" svg:width="1.034cm" svg:height="0.597cm" svg:x="13.367cm" svg:y="16.58cm" svg:viewBox="0 0 1035 598" draw:points="0,165 286,0 1035,433 750,598">
                <text:p/>
              </draw:polygon>
              <draw:polygon draw:style-name="gr181" draw:text-style-name="P8" draw:layer="layout" svg:width="0.499cm" svg:height="0.288cm" svg:x="14.188cm" svg:y="17.055cm" svg:viewBox="0 0 500 289" draw:points="0,165 286,0 500,124 214,289">
                <text:p/>
              </draw:polygon>
              <draw:polygon draw:style-name="gr182" draw:text-style-name="P4" draw:layer="layout" svg:width="0.392cm" svg:height="0.308cm" svg:x="14.403cm" svg:y="17.178cm" svg:viewBox="0 0 393 309" draw:points="0,309 0,227 393,0 393,83">
                <text:p/>
              </draw:polygon>
              <draw:line draw:style-name="gr183" draw:text-style-name="P6" draw:layer="layout" svg:x1="13.438cm" svg:y1="16.704cm" svg:x2="14.188cm" svg:y2="17.137cm">
                <text:p/>
              </draw:line>
              <draw:line draw:style-name="gr184" draw:text-style-name="P6" draw:layer="layout" svg:x1="13.51cm" svg:y1="16.663cm" svg:x2="14.26cm" svg:y2="17.096cm">
                <text:p/>
              </draw:line>
              <draw:line draw:style-name="gr185" draw:text-style-name="P6" draw:layer="layout" svg:x1="13.581cm" svg:y1="16.622cm" svg:x2="14.331cm" svg:y2="17.055cm">
                <text:p/>
              </draw:line>
              <draw:line draw:style-name="gr186" draw:text-style-name="P6" draw:layer="layout" svg:x1="14.26cm" svg:y1="17.013cm" svg:x2="14.332cm" svg:y2="16.972cm">
                <text:p/>
              </draw:line>
              <draw:line draw:style-name="gr187" draw:text-style-name="P6" draw:layer="layout" svg:x1="14.188cm" svg:y1="16.971cm" svg:x2="14.26cm" svg:y2="16.93cm">
                <text:p/>
              </draw:line>
              <draw:line draw:style-name="gr188" draw:text-style-name="P6" draw:layer="layout" svg:x1="14.117cm" svg:y1="16.93cm" svg:x2="14.189cm" svg:y2="16.889cm">
                <text:p/>
              </draw:line>
              <draw:line draw:style-name="gr189" draw:text-style-name="P6" draw:layer="layout" svg:x1="14.153cm" svg:y1="17.033cm" svg:x2="14.225cm" svg:y2="16.992cm">
                <text:p/>
              </draw:line>
              <draw:line draw:style-name="gr190" draw:text-style-name="P6" draw:layer="layout" svg:x1="14.081cm" svg:y1="16.993cm" svg:x2="14.153cm" svg:y2="16.952cm">
                <text:p/>
              </draw:line>
              <draw:line draw:style-name="gr191" draw:text-style-name="P6" draw:layer="layout" svg:x1="14.01cm" svg:y1="16.951cm" svg:x2="14.082cm" svg:y2="16.91cm">
                <text:p/>
              </draw:line>
              <draw:line draw:style-name="gr192" draw:text-style-name="P6" draw:layer="layout" svg:x1="14.046cm" svg:y1="16.889cm" svg:x2="14.118cm" svg:y2="16.848cm">
                <text:p/>
              </draw:line>
              <draw:line draw:style-name="gr193" draw:text-style-name="P6" draw:layer="layout" svg:x1="13.939cm" svg:y1="16.91cm" svg:x2="14.011cm" svg:y2="16.869cm">
                <text:p/>
              </draw:line>
              <draw:line draw:style-name="gr194" draw:text-style-name="P6" draw:layer="layout" svg:x1="13.974cm" svg:y1="16.848cm" svg:x2="14.046cm" svg:y2="16.807cm">
                <text:p/>
              </draw:line>
              <draw:line draw:style-name="gr195" draw:text-style-name="P6" draw:layer="layout" svg:x1="13.903cm" svg:y1="16.807cm" svg:x2="13.975cm" svg:y2="16.766cm">
                <text:p/>
              </draw:line>
              <draw:line draw:style-name="gr196" draw:text-style-name="P6" draw:layer="layout" svg:x1="13.832cm" svg:y1="16.766cm" svg:x2="13.904cm" svg:y2="16.725cm">
                <text:p/>
              </draw:line>
              <draw:line draw:style-name="gr197" draw:text-style-name="P6" draw:layer="layout" svg:x1="13.867cm" svg:y1="16.868cm" svg:x2="13.939cm" svg:y2="16.827cm">
                <text:p/>
              </draw:line>
              <draw:line draw:style-name="gr198" draw:text-style-name="P6" draw:layer="layout" svg:x1="13.795cm" svg:y1="16.827cm" svg:x2="13.867cm" svg:y2="16.786cm">
                <text:p/>
              </draw:line>
              <draw:line draw:style-name="gr199" draw:text-style-name="P6" draw:layer="layout" svg:x1="13.725cm" svg:y1="16.786cm" svg:x2="13.797cm" svg:y2="16.745cm">
                <text:p/>
              </draw:line>
              <draw:line draw:style-name="gr200" draw:text-style-name="P6" draw:layer="layout" svg:x1="13.76cm" svg:y1="16.724cm" svg:x2="13.832cm" svg:y2="16.683cm">
                <text:p/>
              </draw:line>
              <draw:line draw:style-name="gr201" draw:text-style-name="P6" draw:layer="layout" svg:x1="13.653cm" svg:y1="16.745cm" svg:x2="13.725cm" svg:y2="16.704cm">
                <text:p/>
              </draw:line>
              <draw:line draw:style-name="gr202" draw:text-style-name="P6" draw:layer="layout" svg:x1="13.688cm" svg:y1="16.683cm" svg:x2="13.76cm" svg:y2="16.642cm">
                <text:p/>
              </draw:line>
              <draw:line draw:style-name="gr203" draw:text-style-name="P6" draw:layer="layout" svg:x1="13.617cm" svg:y1="16.641cm" svg:x2="13.689cm" svg:y2="16.6cm">
                <text:p/>
              </draw:line>
              <draw:line draw:style-name="gr204" draw:text-style-name="P6" draw:layer="layout" svg:x1="13.581cm" svg:y1="16.704cm" svg:x2="13.653cm" svg:y2="16.663cm">
                <text:p/>
              </draw:line>
              <draw:line draw:style-name="gr205" draw:text-style-name="P6" draw:layer="layout" svg:x1="14.046cm" svg:y1="17.054cm" svg:x2="14.118cm" svg:y2="17.013cm">
                <text:p/>
              </draw:line>
              <draw:line draw:style-name="gr206" draw:text-style-name="P6" draw:layer="layout" svg:x1="13.974cm" svg:y1="17.013cm" svg:x2="14.046cm" svg:y2="16.972cm">
                <text:p/>
              </draw:line>
              <draw:line draw:style-name="gr207" draw:text-style-name="P6" draw:layer="layout" svg:x1="13.903cm" svg:y1="16.971cm" svg:x2="13.975cm" svg:y2="16.93cm">
                <text:p/>
              </draw:line>
              <draw:line draw:style-name="gr208" draw:text-style-name="P6" draw:layer="layout" svg:x1="13.867cm" svg:y1="17.033cm" svg:x2="13.939cm" svg:y2="16.992cm">
                <text:p/>
              </draw:line>
              <draw:line draw:style-name="gr209" draw:text-style-name="P6" draw:layer="layout" svg:x1="13.795cm" svg:y1="16.993cm" svg:x2="13.867cm" svg:y2="16.952cm">
                <text:p/>
              </draw:line>
              <draw:line draw:style-name="gr210" draw:text-style-name="P6" draw:layer="layout" svg:x1="13.832cm" svg:y1="16.93cm" svg:x2="13.904cm" svg:y2="16.889cm">
                <text:p/>
              </draw:line>
              <draw:line draw:style-name="gr211" draw:text-style-name="P6" draw:layer="layout" svg:x1="13.76cm" svg:y1="16.889cm" svg:x2="13.832cm" svg:y2="16.848cm">
                <text:p/>
              </draw:line>
              <draw:line draw:style-name="gr212" draw:text-style-name="P6" draw:layer="layout" svg:x1="13.688cm" svg:y1="16.848cm" svg:x2="13.76cm" svg:y2="16.807cm">
                <text:p/>
              </draw:line>
              <draw:line draw:style-name="gr213" draw:text-style-name="P6" draw:layer="layout" svg:x1="13.617cm" svg:y1="16.807cm" svg:x2="13.689cm" svg:y2="16.766cm">
                <text:p/>
              </draw:line>
              <draw:line draw:style-name="gr214" draw:text-style-name="P6" draw:layer="layout" svg:x1="13.51cm" svg:y1="16.827cm" svg:x2="13.582cm" svg:y2="16.786cm">
                <text:p/>
              </draw:line>
              <draw:line draw:style-name="gr215" draw:text-style-name="P6" draw:layer="layout" svg:x1="13.546cm" svg:y1="16.766cm" svg:x2="13.618cm" svg:y2="16.725cm">
                <text:p/>
              </draw:line>
              <draw:line draw:style-name="gr216" draw:text-style-name="P6" draw:layer="layout" svg:x1="13.438cm" svg:y1="16.786cm" svg:x2="13.51cm" svg:y2="16.745cm">
                <text:p/>
              </draw:line>
              <draw:line draw:style-name="gr217" draw:text-style-name="P6" draw:layer="layout" svg:x1="14.01cm" svg:y1="17.116cm" svg:x2="14.082cm" svg:y2="17.075cm">
                <text:p/>
              </draw:line>
              <draw:line draw:style-name="gr218" draw:text-style-name="P6" draw:layer="layout" svg:x1="13.939cm" svg:y1="17.075cm" svg:x2="14.011cm" svg:y2="17.034cm">
                <text:p/>
              </draw:line>
              <draw:line draw:style-name="gr219" draw:text-style-name="P6" draw:layer="layout" svg:x1="14.26cm" svg:y1="17.261cm" svg:x2="14.546cm" svg:y2="17.096cm">
                <text:p/>
              </draw:line>
              <draw:line draw:style-name="gr220" draw:text-style-name="P6" draw:layer="layout" svg:x1="14.332cm" svg:y1="17.302cm" svg:x2="14.618cm" svg:y2="17.137cm">
                <text:p/>
              </draw:line>
              <draw:line draw:style-name="gr221" draw:text-style-name="P6" draw:layer="layout" svg:x1="14.403cm" svg:y1="17.096cm" svg:x2="14.617cm" svg:y2="17.22cm">
                <text:p/>
              </draw:line>
              <draw:line draw:style-name="gr222" draw:text-style-name="P6" draw:layer="layout" svg:x1="14.332cm" svg:y1="17.137cm" svg:x2="14.546cm" svg:y2="17.261cm">
                <text:p/>
              </draw:line>
              <draw:line draw:style-name="gr223" draw:text-style-name="P6" draw:layer="layout" svg:x1="14.26cm" svg:y1="17.178cm" svg:x2="14.403cm" svg:y2="17.261cm">
                <text:p/>
              </draw:line>
              <draw:polygon draw:style-name="gr224" draw:text-style-name="P2" draw:layer="layout" svg:width="1.142cm" svg:height="0.741cm" svg:x="13.26cm" svg:y="16.745cm" svg:viewBox="0 0 1143 742" draw:points="0,83 0,0 1143,660 1143,742">
                <text:p/>
              </draw:polygon>
              <draw:polygon draw:style-name="gr225" draw:text-style-name="P5" draw:layer="layout" svg:width="1.534cm" svg:height="0.968cm" svg:x="13.26cm" svg:y="16.518cm" svg:viewBox="0 0 1535 969" draw:points="393,0 1535,660 1535,742 1143,969 0,309 0,227">
                <text:p/>
              </draw:polygon>
            </draw:g>
          </draw:g>
        </draw:g>
        <draw:connector draw:style-name="gr161" draw:text-style-name="P12" draw:layer="layout" svg:x1="13.261cm" svg:y1="12.992cm" svg:x2="10.136cm" svg:y2="12.994cm" draw:start-shape="id3" draw:end-shape="id2" draw:end-glue-point="1" svg:d="M13261 12992h-1572v2h-1553" svg:viewBox="0 0 3126 3">
          <text:p/>
        </draw:connector>
        <draw:connector draw:style-name="gr161" draw:text-style-name="P12" draw:layer="layout" svg:x1="13.26cm" svg:y1="16.374cm" svg:x2="10.136cm" svg:y2="12.994cm" draw:start-shape="id4" draw:start-glue-point="3" draw:end-shape="id2" draw:end-glue-point="1" svg:d="M13260 16374h-1572v-3380h-1552" svg:viewBox="0 0 3125 3381">
          <text:p/>
        </draw:connector>
        <draw:g xml:id="id7" draw:id="id7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26" draw:text-style-name="P1" draw:layer="layout" svg:width="1.264cm" svg:height="0.738cm" svg:x="5.103cm" svg:y="15.116cm" svg:viewBox="0 0 1265 739" svg:d="M0 739c358 0 919-233 1162-387 242-154 0-352-122-352z">
            <text:p/>
          </draw:path>
          <draw:g>
            <draw:polygon draw:style-name="gr227" draw:text-style-name="P2" draw:layer="layout" svg:width="0.733cm" svg:height="1.83cm" svg:x="4.369cm" svg:y="14.024cm" svg:viewBox="0 0 734 1831" draw:points="0,1408 0,0 734,423 734,1831">
              <text:p/>
            </draw:polygon>
            <draw:polygon draw:style-name="gr228" draw:text-style-name="P9" draw:layer="layout" svg:width="1.039cm" svg:height="2.006cm" svg:x="5.103cm" svg:y="13.848cm" svg:viewBox="0 0 1040 2007" draw:points="0,2007 0,598 1040,0 1040,1408">
              <text:p/>
            </draw:polygon>
            <draw:polygon draw:style-name="gr229" draw:text-style-name="P3" draw:layer="layout" svg:width="1.773cm" svg:height="1.02cm" svg:x="4.369cm" svg:y="13.425cm" svg:viewBox="0 0 1774 1021" draw:points="734,1021 0,598 1040,0 1774,423">
              <text:p/>
            </draw:polygon>
            <draw:polygon draw:style-name="gr230" draw:text-style-name="P5" draw:layer="layout" svg:width="1.773cm" svg:height="2.429cm" svg:x="4.369cm" svg:y="13.425cm" svg:viewBox="0 0 1774 2430" draw:points="0,2007 0,598 1040,0 1774,423 1774,1831 734,2430">
              <text:p/>
            </draw:polygon>
            <draw:line draw:style-name="gr231" draw:text-style-name="P6" draw:layer="layout" svg:x1="4.981cm" svg:y1="15.503cm" svg:x2="4.491cm" svg:y2="15.221cm">
              <text:p/>
            </draw:line>
            <draw:line draw:style-name="gr232" draw:text-style-name="P6" draw:layer="layout" svg:x1="4.981cm" svg:y1="15.644cm" svg:x2="4.491cm" svg:y2="15.362cm">
              <text:p/>
            </draw:line>
            <draw:line draw:style-name="gr233" draw:text-style-name="P6" draw:layer="layout" svg:x1="4.981cm" svg:y1="15.573cm" svg:x2="4.491cm" svg:y2="15.291cm">
              <text:p/>
            </draw:line>
            <draw:polyline draw:style-name="gr234" draw:text-style-name="P6" draw:layer="layout" svg:width="0.611cm" svg:height="0.422cm" svg:x="4.43cm" svg:y="14.235cm" svg:viewBox="0 0 612 423" draw:points="612,423 0,71 0,0">
              <text:p/>
            </draw:polyline>
            <draw:polyline draw:style-name="gr235" draw:text-style-name="P6" draw:layer="layout" svg:width="0.6cm" svg:height="0.423cm" svg:x="4.441cm" svg:y="14.233cm" svg:viewBox="0 0 601 424" draw:points="601,424 601,354 0,0">
              <text:p/>
            </draw:polyline>
            <draw:polygon draw:style-name="gr236" draw:text-style-name="P10" draw:layer="layout" svg:width="0.071cm" svg:height="0.123cm" svg:x="4.656cm" svg:y="14.938cm" svg:viewBox="0 0 72 124" draw:points="0,83 0,0 72,42 72,124">
              <text:p/>
            </draw:polygon>
            <draw:line draw:style-name="gr237" draw:text-style-name="P6" draw:layer="layout" svg:x1="4.981cm" svg:y1="15.433cm" svg:x2="4.491cm" svg:y2="15.151cm">
              <text:p/>
            </draw:line>
          </draw:g>
        </draw:g>
        <draw:g xml:id="id6" draw:id="id6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238" draw:text-style-name="P1" draw:layer="layout" svg:width="0.39cm" svg:height="0.246cm" svg:x="5.507cm" svg:y="11.045cm" svg:viewBox="0 0 391 247" svg:d="M0 247c98 0 391-82 391-144 0-61-8-103-107-103 0 62-286 62-284 247z">
              <text:p/>
            </draw:path>
            <draw:g>
              <draw:polygon draw:style-name="gr239" draw:text-style-name="P13" draw:layer="layout" svg:width="0.178cm" svg:height="0.205cm" svg:x="5.363cm" svg:y="11.087cm" svg:viewBox="0 0 179 206" draw:points="0,124 35,0 179,83 143,206">
                <text:p/>
              </draw:polygon>
              <draw:polygon draw:style-name="gr240" draw:text-style-name="P14" draw:layer="layout" svg:width="0.392cm" svg:height="0.226cm" svg:x="5.398cm" svg:y="10.942cm" svg:viewBox="0 0 393 227" draw:points="0,144 72,83 179,20 250,0 393,83 321,103 214,165 143,227">
                <text:p/>
              </draw:polygon>
              <draw:path draw:style-name="gr241" draw:text-style-name="P15" draw:layer="layout" svg:width="0.32cm" svg:height="0.267cm" svg:x="5.505cm" svg:y="11.025cm" svg:viewBox="0 0 321 268" svg:d="M321 82c0-123-71-82-142-40-72 40-144 40-179 226 0 0 143-82 321-186z">
                <text:p/>
              </draw:path>
              <draw:path draw:style-name="gr242" draw:text-style-name="P5" draw:layer="layout" svg:width="0.464cm" svg:height="0.35cm" svg:x="5.363cm" svg:y="10.942cm" svg:viewBox="0 0 465 351" svg:d="M286 0c-72 20-72 20-143 62-36 21-108 41-143 206 72 41 72 41 143 83 41-20 250-145 322-186 0-103-72-103-179-165z">
                <text:p/>
              </draw:path>
            </draw:g>
          </draw:g>
          <draw:g>
            <draw:path draw:style-name="gr243" draw:text-style-name="P1" draw:layer="layout" svg:width="0.641cm" svg:height="0.494cm" svg:x="5.184cm" svg:y="10.055cm" svg:viewBox="0 0 642 495" svg:d="M2 495c98 0 640-20 640-206s-186-289-284-289c0 62-391 42-356 495z">
              <text:p/>
            </draw:path>
            <draw:g>
              <draw:polygon draw:style-name="gr244" draw:text-style-name="P13" draw:layer="layout" svg:width="0.356cm" svg:height="0.288cm" svg:x="4.826cm" svg:y="10.262cm" svg:viewBox="0 0 357 289" draw:points="0,83 0,0 357,206 357,289">
                <text:p/>
              </draw:polygon>
              <draw:polygon draw:style-name="gr245" draw:text-style-name="P13" draw:layer="layout" svg:width="0.356cm" svg:height="0.35cm" svg:x="5.112cm" svg:y="9.952cm" svg:viewBox="0 0 357 351" draw:points="0,144 0,0 357,206 357,351">
                <text:p/>
              </draw:polygon>
              <draw:polygon draw:style-name="gr246" draw:text-style-name="P14" draw:layer="layout" svg:width="0.642cm" svg:height="0.37cm" svg:x="4.826cm" svg:y="10.097cm" svg:viewBox="0 0 643 371" draw:points="0,165 286,0 643,206 357,371">
                <text:p/>
              </draw:polygon>
              <draw:polygon draw:style-name="gr247" draw:text-style-name="P15" draw:layer="layout" svg:width="0.356cm" svg:height="0.35cm" svg:x="5.184cm" svg:y="10.199cm" svg:viewBox="0 0 357 351" draw:points="0,351 0,268 286,103 286,0 357,42 357,144">
                <text:p/>
              </draw:polygon>
              <draw:polygon draw:style-name="gr248" draw:text-style-name="P13" draw:layer="layout" svg:width="1.142cm" svg:height="1.567cm" svg:x="4.433cm" svg:y="8.695cm" svg:viewBox="0 0 1143 1568" draw:points="0,908 0,0 1143,660 1143,1568">
                <text:p/>
              </draw:polygon>
              <draw:polygon draw:style-name="gr249" draw:text-style-name="P7" draw:layer="layout" svg:width="1.07cm" svg:height="1.443cm" svg:x="4.47cm" svg:y="8.756cm" svg:viewBox="0 0 1071 1444" draw:points="0,825 0,0 1071,619 1071,1444">
                <text:p/>
              </draw:polygon>
              <draw:polygon draw:style-name="gr250" draw:text-style-name="P14" draw:layer="layout" svg:width="1.213cm" svg:height="0.701cm" svg:x="4.433cm" svg:y="8.653cm" svg:viewBox="0 0 1214 702" draw:points="1143,702 0,42 72,0 1214,660">
                <text:p/>
              </draw:polygon>
              <draw:polygon draw:style-name="gr251" draw:text-style-name="P15" draw:layer="layout" svg:width="0.071cm" svg:height="0.948cm" svg:x="5.577cm" svg:y="9.313cm" svg:viewBox="0 0 72 949" draw:points="0,949 0,42 72,0 72,908">
                <text:p/>
              </draw:polygon>
              <draw:polygon draw:style-name="gr252" draw:text-style-name="P5" draw:layer="layout" svg:width="1.213cm" svg:height="1.897cm" svg:x="4.433cm" svg:y="8.653cm" svg:viewBox="0 0 1214 1898" draw:points="72,0 1214,660 1214,1568 1143,1609 1107,1588 1107,1691 750,1898 393,1691 393,1609 679,1444 679,1341 0,949 0,42">
                <text:p/>
              </draw:polygon>
            </draw:g>
          </draw:g>
          <draw:g>
            <draw:path draw:style-name="gr253" draw:text-style-name="P1" draw:layer="layout" svg:width="0.464cm" svg:height="0.246cm" svg:x="5.04cm" svg:y="10.818cm" svg:viewBox="0 0 465 247" svg:d="M2 247c99 0 463-103 463-164 0-63-9-83-107-83 0 62-393 42-356 247z">
              <text:p/>
            </draw:path>
            <draw:g>
              <draw:polygon draw:style-name="gr254" draw:text-style-name="P14" draw:layer="layout" svg:width="1.534cm" svg:height="0.886cm" svg:x="3.898cm" svg:y="10.117cm" svg:viewBox="0 0 1535 887" draw:points="1143,887 0,227 393,0 1535,660">
                <text:p/>
              </draw:polygon>
              <draw:polygon draw:style-name="gr255" draw:text-style-name="P8" draw:layer="layout" svg:width="1.034cm" svg:height="0.597cm" svg:x="4.005cm" svg:y="10.179cm" svg:viewBox="0 0 1035 598" draw:points="0,165 286,0 1035,433 750,598">
                <text:p/>
              </draw:polygon>
              <draw:polygon draw:style-name="gr256" draw:text-style-name="P8" draw:layer="layout" svg:width="0.499cm" svg:height="0.288cm" svg:x="4.826cm" svg:y="10.654cm" svg:viewBox="0 0 500 289" draw:points="0,165 286,0 500,124 214,289">
                <text:p/>
              </draw:polygon>
              <draw:polygon draw:style-name="gr257" draw:text-style-name="P15" draw:layer="layout" svg:width="0.392cm" svg:height="0.308cm" svg:x="5.041cm" svg:y="10.777cm" svg:viewBox="0 0 393 309" draw:points="0,309 0,227 393,0 393,83">
                <text:p/>
              </draw:polygon>
              <draw:line draw:style-name="gr258" draw:text-style-name="P6" draw:layer="layout" svg:x1="4.077cm" svg:y1="10.303cm" svg:x2="4.827cm" svg:y2="10.736cm">
                <text:p/>
              </draw:line>
              <draw:line draw:style-name="gr259" draw:text-style-name="P6" draw:layer="layout" svg:x1="4.148cm" svg:y1="10.262cm" svg:x2="4.898cm" svg:y2="10.695cm">
                <text:p/>
              </draw:line>
              <draw:line draw:style-name="gr260" draw:text-style-name="P6" draw:layer="layout" svg:x1="4.219cm" svg:y1="10.221cm" svg:x2="4.969cm" svg:y2="10.654cm">
                <text:p/>
              </draw:line>
              <draw:line draw:style-name="gr261" draw:text-style-name="P6" draw:layer="layout" svg:x1="4.898cm" svg:y1="10.613cm" svg:x2="4.97cm" svg:y2="10.571cm">
                <text:p/>
              </draw:line>
              <draw:line draw:style-name="gr262" draw:text-style-name="P6" draw:layer="layout" svg:x1="4.826cm" svg:y1="10.572cm" svg:x2="4.898cm" svg:y2="10.53cm">
                <text:p/>
              </draw:line>
              <draw:line draw:style-name="gr263" draw:text-style-name="P6" draw:layer="layout" svg:x1="4.755cm" svg:y1="10.53cm" svg:x2="4.827cm" svg:y2="10.488cm">
                <text:p/>
              </draw:line>
              <draw:line draw:style-name="gr264" draw:text-style-name="P6" draw:layer="layout" svg:x1="4.791cm" svg:y1="10.633cm" svg:x2="4.863cm" svg:y2="10.591cm">
                <text:p/>
              </draw:line>
              <draw:line draw:style-name="gr265" draw:text-style-name="P6" draw:layer="layout" svg:x1="4.719cm" svg:y1="10.593cm" svg:x2="4.791cm" svg:y2="10.551cm">
                <text:p/>
              </draw:line>
              <draw:line draw:style-name="gr266" draw:text-style-name="P6" draw:layer="layout" svg:x1="4.648cm" svg:y1="10.551cm" svg:x2="4.72cm" svg:y2="10.509cm">
                <text:p/>
              </draw:line>
              <draw:line draw:style-name="gr267" draw:text-style-name="P6" draw:layer="layout" svg:x1="4.684cm" svg:y1="10.489cm" svg:x2="4.756cm" svg:y2="10.447cm">
                <text:p/>
              </draw:line>
              <draw:line draw:style-name="gr268" draw:text-style-name="P6" draw:layer="layout" svg:x1="4.577cm" svg:y1="10.51cm" svg:x2="4.649cm" svg:y2="10.468cm">
                <text:p/>
              </draw:line>
              <draw:line draw:style-name="gr269" draw:text-style-name="P6" draw:layer="layout" svg:x1="4.612cm" svg:y1="10.448cm" svg:x2="4.684cm" svg:y2="10.406cm">
                <text:p/>
              </draw:line>
              <draw:line draw:style-name="gr270" draw:text-style-name="P6" draw:layer="layout" svg:x1="4.541cm" svg:y1="10.407cm" svg:x2="4.613cm" svg:y2="10.365cm">
                <text:p/>
              </draw:line>
              <draw:line draw:style-name="gr271" draw:text-style-name="P6" draw:layer="layout" svg:x1="4.47cm" svg:y1="10.366cm" svg:x2="4.542cm" svg:y2="10.324cm">
                <text:p/>
              </draw:line>
              <draw:line draw:style-name="gr272" draw:text-style-name="P6" draw:layer="layout" svg:x1="4.505cm" svg:y1="10.469cm" svg:x2="4.577cm" svg:y2="10.427cm">
                <text:p/>
              </draw:line>
              <draw:line draw:style-name="gr273" draw:text-style-name="P6" draw:layer="layout" svg:x1="4.433cm" svg:y1="10.427cm" svg:x2="4.505cm" svg:y2="10.385cm">
                <text:p/>
              </draw:line>
              <draw:line draw:style-name="gr274" draw:text-style-name="P6" draw:layer="layout" svg:x1="4.363cm" svg:y1="10.386cm" svg:x2="4.435cm" svg:y2="10.344cm">
                <text:p/>
              </draw:line>
              <draw:line draw:style-name="gr275" draw:text-style-name="P6" draw:layer="layout" svg:x1="4.398cm" svg:y1="10.324cm" svg:x2="4.47cm" svg:y2="10.282cm">
                <text:p/>
              </draw:line>
              <draw:line draw:style-name="gr276" draw:text-style-name="P6" draw:layer="layout" svg:x1="4.291cm" svg:y1="10.345cm" svg:x2="4.363cm" svg:y2="10.303cm">
                <text:p/>
              </draw:line>
              <draw:line draw:style-name="gr277" draw:text-style-name="P6" draw:layer="layout" svg:x1="4.326cm" svg:y1="10.283cm" svg:x2="4.398cm" svg:y2="10.241cm">
                <text:p/>
              </draw:line>
              <draw:line draw:style-name="gr278" draw:text-style-name="P6" draw:layer="layout" svg:x1="4.255cm" svg:y1="10.241cm" svg:x2="4.327cm" svg:y2="10.199cm">
                <text:p/>
              </draw:line>
              <draw:line draw:style-name="gr279" draw:text-style-name="P6" draw:layer="layout" svg:x1="4.219cm" svg:y1="10.304cm" svg:x2="4.291cm" svg:y2="10.262cm">
                <text:p/>
              </draw:line>
              <draw:line draw:style-name="gr280" draw:text-style-name="P6" draw:layer="layout" svg:x1="4.684cm" svg:y1="10.654cm" svg:x2="4.756cm" svg:y2="10.612cm">
                <text:p/>
              </draw:line>
              <draw:line draw:style-name="gr281" draw:text-style-name="P6" draw:layer="layout" svg:x1="4.612cm" svg:y1="10.613cm" svg:x2="4.684cm" svg:y2="10.571cm">
                <text:p/>
              </draw:line>
              <draw:line draw:style-name="gr282" draw:text-style-name="P6" draw:layer="layout" svg:x1="4.541cm" svg:y1="10.572cm" svg:x2="4.613cm" svg:y2="10.53cm">
                <text:p/>
              </draw:line>
              <draw:line draw:style-name="gr283" draw:text-style-name="P6" draw:layer="layout" svg:x1="4.505cm" svg:y1="10.633cm" svg:x2="4.577cm" svg:y2="10.591cm">
                <text:p/>
              </draw:line>
              <draw:line draw:style-name="gr284" draw:text-style-name="P6" draw:layer="layout" svg:x1="4.433cm" svg:y1="10.593cm" svg:x2="4.505cm" svg:y2="10.551cm">
                <text:p/>
              </draw:line>
              <draw:line draw:style-name="gr285" draw:text-style-name="P6" draw:layer="layout" svg:x1="4.47cm" svg:y1="10.53cm" svg:x2="4.542cm" svg:y2="10.488cm">
                <text:p/>
              </draw:line>
              <draw:line draw:style-name="gr286" draw:text-style-name="P6" draw:layer="layout" svg:x1="4.398cm" svg:y1="10.489cm" svg:x2="4.47cm" svg:y2="10.447cm">
                <text:p/>
              </draw:line>
              <draw:line draw:style-name="gr287" draw:text-style-name="P6" draw:layer="layout" svg:x1="4.326cm" svg:y1="10.448cm" svg:x2="4.398cm" svg:y2="10.406cm">
                <text:p/>
              </draw:line>
              <draw:line draw:style-name="gr288" draw:text-style-name="P6" draw:layer="layout" svg:x1="4.255cm" svg:y1="10.407cm" svg:x2="4.327cm" svg:y2="10.365cm">
                <text:p/>
              </draw:line>
              <draw:line draw:style-name="gr289" draw:text-style-name="P6" draw:layer="layout" svg:x1="4.148cm" svg:y1="10.427cm" svg:x2="4.22cm" svg:y2="10.385cm">
                <text:p/>
              </draw:line>
              <draw:line draw:style-name="gr290" draw:text-style-name="P6" draw:layer="layout" svg:x1="4.184cm" svg:y1="10.366cm" svg:x2="4.256cm" svg:y2="10.324cm">
                <text:p/>
              </draw:line>
              <draw:line draw:style-name="gr291" draw:text-style-name="P6" draw:layer="layout" svg:x1="4.077cm" svg:y1="10.386cm" svg:x2="4.149cm" svg:y2="10.344cm">
                <text:p/>
              </draw:line>
              <draw:line draw:style-name="gr292" draw:text-style-name="P6" draw:layer="layout" svg:x1="4.648cm" svg:y1="10.716cm" svg:x2="4.72cm" svg:y2="10.674cm">
                <text:p/>
              </draw:line>
              <draw:line draw:style-name="gr293" draw:text-style-name="P6" draw:layer="layout" svg:x1="4.577cm" svg:y1="10.674cm" svg:x2="4.649cm" svg:y2="10.632cm">
                <text:p/>
              </draw:line>
              <draw:line draw:style-name="gr294" draw:text-style-name="P6" draw:layer="layout" svg:x1="4.898cm" svg:y1="10.86cm" svg:x2="5.184cm" svg:y2="10.695cm">
                <text:p/>
              </draw:line>
              <draw:line draw:style-name="gr295" draw:text-style-name="P6" draw:layer="layout" svg:x1="4.969cm" svg:y1="10.901cm" svg:x2="5.255cm" svg:y2="10.736cm">
                <text:p/>
              </draw:line>
              <draw:line draw:style-name="gr296" draw:text-style-name="P6" draw:layer="layout" svg:x1="5.041cm" svg:y1="10.695cm" svg:x2="5.255cm" svg:y2="10.819cm">
                <text:p/>
              </draw:line>
              <draw:line draw:style-name="gr297" draw:text-style-name="P6" draw:layer="layout" svg:x1="4.969cm" svg:y1="10.736cm" svg:x2="5.183cm" svg:y2="10.86cm">
                <text:p/>
              </draw:line>
              <draw:line draw:style-name="gr298" draw:text-style-name="P6" draw:layer="layout" svg:x1="4.898cm" svg:y1="10.777cm" svg:x2="5.041cm" svg:y2="10.86cm">
                <text:p/>
              </draw:line>
              <draw:polygon draw:style-name="gr299" draw:text-style-name="P13" draw:layer="layout" svg:width="1.142cm" svg:height="0.741cm" svg:x="3.898cm" svg:y="10.344cm" svg:viewBox="0 0 1143 742" draw:points="0,83 0,0 1143,660 1143,742">
                <text:p/>
              </draw:polygon>
              <draw:polygon draw:style-name="gr300" draw:text-style-name="P5" draw:layer="layout" svg:width="1.534cm" svg:height="0.968cm" svg:x="3.898cm" svg:y="10.117cm" svg:viewBox="0 0 1535 969" draw:points="393,0 1535,660 1535,742 1143,969 0,309 0,227">
                <text:p/>
              </draw:polygon>
            </draw:g>
          </draw:g>
        </draw:g>
        <draw:g xml:id="id5" draw:id="id5">
          <draw:custom-shape draw:style-name="gr301" draw:text-style-name="P16" draw:layer="layout" svg:width="2cm" svg:height="1.99cm" svg:x="3.89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02" draw:text-style-name="P17" draw:layer="layout" svg:width="1.222cm" svg:height="1.861cm" svg:x="4.341cm" svg:y="4.592cm" svg:viewBox="0 0 1223 1862" draw:points="0,129 223,129 333,64 556,0 889,129 667,129 777,321 444,642 333,706 223,771 444,899 556,1027 889,1027 1223,1220 1000,1605 667,1862 667,1477 444,1220 556,1091 333,899 111,835 0,578">
            <text:p/>
          </draw:polygon>
          <draw:path draw:style-name="gr303" draw:text-style-name="P17" draw:layer="layout" svg:width="0.504cm" svg:height="0.847cm" svg:x="5.341cm" svg:y="4.707cm" svg:viewBox="0 0 505 848" svg:d="M444 848v-64l-111-192v-193l-110-257-223-129c223-128 667 706 444 835z">
            <text:p/>
          </draw:path>
          <draw:g>
            <draw:line draw:style-name="gr304" draw:text-style-name="P18" draw:layer="layout" svg:x1="4.785cm" svg:y1="5.812cm" svg:x2="4.674cm" svg:y2="5.363cm">
              <text:p/>
            </draw:line>
            <draw:line draw:style-name="gr305" draw:text-style-name="P18" draw:layer="layout" svg:x1="4.786cm" svg:y1="5.812cm" svg:x2="4.897cm" svg:y2="5.491cm">
              <text:p/>
            </draw:line>
            <draw:line draw:style-name="gr306" draw:text-style-name="P18" draw:layer="layout" svg:x1="5.008cm" svg:y1="5.812cm" svg:x2="4.897cm" svg:y2="5.491cm">
              <text:p/>
            </draw:line>
            <draw:line draw:style-name="gr307" draw:text-style-name="P18" draw:layer="layout" svg:x1="5.008cm" svg:y1="5.812cm" svg:x2="5.119cm" svg:y2="5.363cm">
              <text:p/>
            </draw:line>
          </draw:g>
          <draw:g>
            <draw:line draw:style-name="gr308" draw:text-style-name="P18" draw:layer="layout" svg:x1="5.452cm" svg:y1="5.812cm" svg:x2="5.341cm" svg:y2="5.363cm">
              <text:p/>
            </draw:line>
            <draw:line draw:style-name="gr309" draw:text-style-name="P18" draw:layer="layout" svg:x1="5.453cm" svg:y1="5.812cm" svg:x2="5.564cm" svg:y2="5.491cm">
              <text:p/>
            </draw:line>
            <draw:line draw:style-name="gr310" draw:text-style-name="P18" draw:layer="layout" svg:x1="5.675cm" svg:y1="5.812cm" svg:x2="5.564cm" svg:y2="5.491cm">
              <text:p/>
            </draw:line>
            <draw:line draw:style-name="gr311" draw:text-style-name="P18" draw:layer="layout" svg:x1="5.674cm" svg:y1="5.812cm" svg:x2="5.785cm" svg:y2="5.363cm">
              <text:p/>
            </draw:line>
          </draw:g>
          <draw:g>
            <draw:line draw:style-name="gr312" draw:text-style-name="P18" draw:layer="layout" svg:x1="4.119cm" svg:y1="5.812cm" svg:x2="4.008cm" svg:y2="5.363cm">
              <text:p/>
            </draw:line>
            <draw:line draw:style-name="gr313" draw:text-style-name="P18" draw:layer="layout" svg:x1="4.12cm" svg:y1="5.812cm" svg:x2="4.231cm" svg:y2="5.491cm">
              <text:p/>
            </draw:line>
            <draw:line draw:style-name="gr314" draw:text-style-name="P18" draw:layer="layout" svg:x1="4.341cm" svg:y1="5.812cm" svg:x2="4.23cm" svg:y2="5.491cm">
              <text:p/>
            </draw:line>
            <draw:line draw:style-name="gr315" draw:text-style-name="P18" draw:layer="layout" svg:x1="4.341cm" svg:y1="5.812cm" svg:x2="4.452cm" svg:y2="5.363cm">
              <text:p/>
            </draw:line>
          </draw:g>
        </draw:g>
        <draw:connector draw:style-name="gr161" draw:text-style-name="P12" draw:layer="layout" svg:x1="4.897cm" svg:y1="6.518cm" svg:x2="4.898cm" svg:y2="8.653cm" draw:start-shape="id5" draw:start-glue-point="2" draw:end-shape="id6" svg:d="M4897 6518v1068h1v1067" svg:viewBox="0 0 2 2136">
          <text:p/>
        </draw:connector>
        <draw:connector draw:style-name="gr161" draw:text-style-name="P12" draw:layer="layout" svg:x1="4.898cm" svg:y1="11.293cm" svg:x2="4.895cm" svg:y2="13.727cm" draw:start-shape="id6" draw:end-shape="id7" draw:end-glue-point="14" svg:d="M4898 11293v1067h-3v1367" svg:viewBox="0 0 4 2435">
          <text:p/>
        </draw:connector>
        <draw:connector draw:style-name="gr161" draw:text-style-name="P12" draw:layer="layout" svg:x1="6.121cm" svg:y1="14.53cm" svg:x2="8.382cm" svg:y2="12.934cm" draw:start-shape="id7" draw:start-glue-point="7" draw:end-shape="id2" draw:end-glue-point="6" svg:d="M6121 14530h1122v-1596h1139" svg:viewBox="0 0 2262 1597">
          <text:p/>
        </draw:connector>
        <draw:frame draw:style-name="gr316" draw:text-style-name="P19" draw:layer="layout" svg:width="2.081cm" svg:height="0.725cm" svg:x="5.65cm" svg:y="9.292cm">
          <draw:text-box>
            <text:p><text:span text:style-name="T1">PC Real</text:span></text:p>
          </draw:text-box>
        </draw:frame>
        <draw:frame draw:style-name="gr317" draw:text-style-name="P19" draw:layer="layout" svg:width="1.946cm" svg:height="0.725cm" svg:x="4.896cm" svg:y="6.498cm">
          <draw:text-box>
            <text:p><text:span text:style-name="T1">Internet</text:span></text:p>
          </draw:text-box>
        </draw:frame>
        <draw:frame draw:style-name="gr318" draw:text-style-name="P19" draw:layer="layout" svg:width="7.385cm" svg:height="1.445cm" svg:x="6.094cm" svg:y="15.267cm">
          <draw:text-box>
            <text:p><text:span text:style-name="T1">eth0 = tap,</text:span></text:p>
            <text:p><text:span text:style-name="T1"><text:tab/></text:span><text:span text:style-name="T1">192.168.10.1,</text:span></text:p>
            <text:p><text:span text:style-name="T1"><text:tab/></text:span><text:span text:style-name="T1">192.168.10.2</text:span></text:p>
          </draw:text-box>
        </draw:frame>
        <draw:frame draw:style-name="gr319" draw:text-style-name="P19" draw:layer="layout" svg:width="5.207cm" svg:height="1.047cm" svg:x="6.075cm" svg:y="14.432cm">
          <draw:text-box>
            <text:p><text:span text:style-name="T1">pc1</text:span></text:p>
            <text:p><text:span text:style-name="T1">eth1 = 10.1.1.1/29</text:span></text:p>
          </draw:text-box>
        </draw:frame>
        <draw:frame draw:style-name="gr320" draw:text-style-name="P19" draw:layer="layout" svg:width="4.515cm" svg:height="1.047cm" svg:x="14.924cm" svg:y="8.945cm">
          <draw:text-box>
            <text:p><text:span text:style-name="T1">pc2</text:span></text:p>
            <text:p><text:span text:style-name="T1">eth0 = 10.1.1.2/29</text:span></text:p>
          </draw:text-box>
        </draw:frame>
        <draw:frame draw:style-name="gr320" draw:text-style-name="P19" draw:layer="layout" svg:width="4.515cm" svg:height="1.047cm" svg:x="14.879cm" svg:y="12.254cm">
          <draw:text-box>
            <text:p><text:span text:style-name="T1">pc3</text:span></text:p>
            <text:p><text:span text:style-name="T1">eth0 = 10.1.1.3/29</text:span></text:p>
          </draw:text-box>
        </draw:frame>
        <draw:frame draw:style-name="gr320" draw:text-style-name="P19" draw:layer="layout" svg:width="4.515cm" svg:height="1.047cm" svg:x="14.897cm" svg:y="15.616cm">
          <draw:text-box>
            <text:p><text:span text:style-name="T1">pc4</text:span></text:p>
            <text:p><text:span text:style-name="T1">eth0 = 10.1.1.4/29</text:span></text:p>
          </draw:text-box>
        </draw:frame>
        <draw:frame draw:style-name="gr321" draw:text-style-name="P19" draw:layer="layout" svg:width="1.679cm" svg:height="0.725cm" svg:x="9.144cm" svg:y="12.223cm">
          <draw:text-box>
            <text:p><text:span text:style-name="T1">swi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0:31:03.824507730</meta:creation-date>
    <dc:date>2018-09-11T17:30:33.022312275</dc:date>
    <meta:editing-duration>PT4M9S</meta:editing-duration>
    <meta:editing-cycles>3</meta:editing-cycles>
    <meta:generator>LibreOffice/6.0.6.2$Linux_X86_64 LibreOffice_project/00m0$Build-2</meta:generator>
    <meta:document-statistic meta:object-count="364"/>
  </office:meta>
</office:document-meta>
</file>